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eq Nu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*x</text:p>
          </table:table-cell>
          <table:table-cell office:value-type="string" calcext:value-type="string">
            <text:p>x*x*x</text:p>
          </table:table-cell>
          <table:table-cell office:value-type="string" calcext:value-type="string">
            <text:p>x*x*x*x</text:p>
          </table:table-cell>
          <table:table-cell office:value-type="string" calcext:value-type="string">
            <text:p>2x3+3x2</text:p>
          </table:table-cell>
          <table:table-cell office:value-type="string" calcext:value-type="string">
            <text:p>x3+x2+100x-2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6" calcext:value-type="float">
            <text:p>12.26</text:p>
          </table:table-cell>
          <table:table-cell office:value-type="float" office:value="25879" calcext:value-type="float">
            <text:p>25879</text:p>
          </table:table-cell>
          <table:table-cell table:formula="of:=[.B2]*[.B2]" office:value-type="float" office:value="150.3076" calcext:value-type="float">
            <text:p>150.3076</text:p>
          </table:table-cell>
          <table:table-cell table:formula="of:=[.B2]*[.B2]*[.B2]" office:value-type="float" office:value="1842.771176" calcext:value-type="float">
            <text:p>1842.771176</text:p>
          </table:table-cell>
          <table:table-cell table:formula="of:=[.B2]*[.B2]*[.B2]*[.B2]" office:value-type="float" office:value="22592.37461776" calcext:value-type="float">
            <text:p>22592.37461776</text:p>
          </table:table-cell>
          <table:table-cell table:formula="of:=2*[.E2]+3*[.D2]" office:value-type="float" office:value="4136.465152" calcext:value-type="float">
            <text:p>4136.465152</text:p>
          </table:table-cell>
          <table:table-cell table:formula="of:=[.E2]+[.D2]+[.B2]*100+4000" office:value-type="float" office:value="7219.078776" calcext:value-type="float">
            <text:p>7219.078776</text:p>
          </table:table-cell>
          <table:table-cell table:formula="of:=[.C2]-[.G2]" office:value-type="float" office:value="21742.534848" calcext:value-type="float">
            <text:p>21742.534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77" calcext:value-type="float">
            <text:p>12.77</text:p>
          </table:table-cell>
          <table:table-cell office:value-type="float" office:value="9271" calcext:value-type="float">
            <text:p>9271</text:p>
          </table:table-cell>
          <table:table-cell table:formula="of:=[.B3]*[.B3]" office:value-type="float" office:value="163.0729" calcext:value-type="float">
            <text:p>163.0729</text:p>
          </table:table-cell>
          <table:table-cell table:formula="of:=[.B3]*[.B3]*[.B3]" office:value-type="float" office:value="2082.440933" calcext:value-type="float">
            <text:p>2082.440933</text:p>
          </table:table-cell>
          <table:table-cell table:formula="of:=[.B3]*[.B3]*[.B3]*[.B3]" office:value-type="float" office:value="26592.77071441" calcext:value-type="float">
            <text:p>26592.77071441</text:p>
          </table:table-cell>
          <table:table-cell table:formula="of:=2*[.E3]+3*[.D3]" office:value-type="float" office:value="4654.100566" calcext:value-type="float">
            <text:p>4654.100566</text:p>
          </table:table-cell>
          <table:table-cell table:formula="of:=[.E3]+[.D3]+[.B3]*100+4000" office:value-type="float" office:value="7522.513833" calcext:value-type="float">
            <text:p>7522.513833</text:p>
          </table:table-cell>
          <table:table-cell table:formula="of:=[.C3]-[.G3]" office:value-type="float" office:value="4616.899434" calcext:value-type="float">
            <text:p>4616.8994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42" calcext:value-type="float">
            <text:p>11.42</text:p>
          </table:table-cell>
          <table:table-cell office:value-type="float" office:value="8865" calcext:value-type="float">
            <text:p>8865</text:p>
          </table:table-cell>
          <table:table-cell table:formula="of:=[.B4]*[.B4]" office:value-type="float" office:value="130.4164" calcext:value-type="float">
            <text:p>130.4164</text:p>
          </table:table-cell>
          <table:table-cell table:formula="of:=[.B4]*[.B4]*[.B4]" office:value-type="float" office:value="1489.355288" calcext:value-type="float">
            <text:p>1489.355288</text:p>
          </table:table-cell>
          <table:table-cell table:formula="of:=[.B4]*[.B4]*[.B4]*[.B4]" office:value-type="float" office:value="17008.43738896" calcext:value-type="float">
            <text:p>17008.43738896</text:p>
          </table:table-cell>
          <table:table-cell table:formula="of:=2*[.E4]+3*[.D4]" office:value-type="float" office:value="3369.959776" calcext:value-type="float">
            <text:p>3369.959776</text:p>
          </table:table-cell>
          <table:table-cell table:formula="of:=[.E4]+[.D4]+[.B4]*100+4000" office:value-type="float" office:value="6761.771688" calcext:value-type="float">
            <text:p>6761.771688</text:p>
          </table:table-cell>
          <table:table-cell table:formula="of:=[.C4]-[.G4]" office:value-type="float" office:value="5495.040224" calcext:value-type="float">
            <text:p>5495.0402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62" calcext:value-type="float">
            <text:p>14.62</text:p>
          </table:table-cell>
          <table:table-cell office:value-type="float" office:value="8403" calcext:value-type="float">
            <text:p>8403</text:p>
          </table:table-cell>
          <table:table-cell table:formula="of:=[.B5]*[.B5]" office:value-type="float" office:value="213.7444" calcext:value-type="float">
            <text:p>213.7444</text:p>
          </table:table-cell>
          <table:table-cell table:formula="of:=[.B5]*[.B5]*[.B5]" office:value-type="float" office:value="3124.943128" calcext:value-type="float">
            <text:p>3124.943128</text:p>
          </table:table-cell>
          <table:table-cell table:formula="of:=[.B5]*[.B5]*[.B5]*[.B5]" office:value-type="float" office:value="45686.66853136" calcext:value-type="float">
            <text:p>45686.66853136</text:p>
          </table:table-cell>
          <table:table-cell table:formula="of:=2*[.E5]+3*[.D5]" office:value-type="float" office:value="6891.119456" calcext:value-type="float">
            <text:p>6891.119456</text:p>
          </table:table-cell>
          <table:table-cell table:formula="of:=[.E5]+[.D5]+[.B5]*100+4000" office:value-type="float" office:value="8800.687528" calcext:value-type="float">
            <text:p>8800.687528</text:p>
          </table:table-cell>
          <table:table-cell table:formula="of:=[.C5]-[.G5]" office:value-type="float" office:value="1511.880544" calcext:value-type="float">
            <text:p>1511.8805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64" calcext:value-type="float">
            <text:p>15.64</text:p>
          </table:table-cell>
          <table:table-cell office:value-type="float" office:value="11030" calcext:value-type="float">
            <text:p>11030</text:p>
          </table:table-cell>
          <table:table-cell table:formula="of:=[.B6]*[.B6]" office:value-type="float" office:value="244.6096" calcext:value-type="float">
            <text:p>244.6096</text:p>
          </table:table-cell>
          <table:table-cell table:formula="of:=[.B6]*[.B6]*[.B6]" office:value-type="float" office:value="3825.694144" calcext:value-type="float">
            <text:p>3825.694144</text:p>
          </table:table-cell>
          <table:table-cell table:formula="of:=[.B6]*[.B6]*[.B6]*[.B6]" office:value-type="float" office:value="59833.85641216" calcext:value-type="float">
            <text:p>59833.85641216</text:p>
          </table:table-cell>
          <table:table-cell table:formula="of:=2*[.E6]+3*[.D6]" office:value-type="float" office:value="8385.217088" calcext:value-type="float">
            <text:p>8385.217088</text:p>
          </table:table-cell>
          <table:table-cell table:formula="of:=[.E6]+[.D6]+[.B6]*100+4000" office:value-type="float" office:value="9634.303744" calcext:value-type="float">
            <text:p>9634.303744</text:p>
          </table:table-cell>
          <table:table-cell table:formula="of:=[.C6]-[.G6]" office:value-type="float" office:value="2644.782912" calcext:value-type="float">
            <text:p>2644.7829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09" calcext:value-type="float">
            <text:p>15.09</text:p>
          </table:table-cell>
          <table:table-cell office:value-type="float" office:value="8258" calcext:value-type="float">
            <text:p>8258</text:p>
          </table:table-cell>
          <table:table-cell table:formula="of:=[.B7]*[.B7]" office:value-type="float" office:value="227.7081" calcext:value-type="float">
            <text:p>227.7081</text:p>
          </table:table-cell>
          <table:table-cell table:formula="of:=[.B7]*[.B7]*[.B7]" office:value-type="float" office:value="3436.115229" calcext:value-type="float">
            <text:p>3436.115229</text:p>
          </table:table-cell>
          <table:table-cell table:formula="of:=[.B7]*[.B7]*[.B7]*[.B7]" office:value-type="float" office:value="51850.97880561" calcext:value-type="float">
            <text:p>51850.97880561</text:p>
          </table:table-cell>
          <table:table-cell table:formula="of:=2*[.E7]+3*[.D7]" office:value-type="float" office:value="7555.354758" calcext:value-type="float">
            <text:p>7555.354758</text:p>
          </table:table-cell>
          <table:table-cell table:formula="of:=[.E7]+[.D7]+[.B7]*100+4000" office:value-type="float" office:value="9172.823329" calcext:value-type="float">
            <text:p>9172.823329</text:p>
          </table:table-cell>
          <table:table-cell table:formula="of:=[.C7]-[.G7]" office:value-type="float" office:value="702.645242000001" calcext:value-type="float">
            <text:p>702.6452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44" calcext:value-type="float">
            <text:p>15.44</text:p>
          </table:table-cell>
          <table:table-cell office:value-type="float" office:value="14163" calcext:value-type="float">
            <text:p>14163</text:p>
          </table:table-cell>
          <table:table-cell table:formula="of:=[.B8]*[.B8]" office:value-type="float" office:value="238.3936" calcext:value-type="float">
            <text:p>238.3936</text:p>
          </table:table-cell>
          <table:table-cell table:formula="of:=[.B8]*[.B8]*[.B8]" office:value-type="float" office:value="3680.797184" calcext:value-type="float">
            <text:p>3680.797184</text:p>
          </table:table-cell>
          <table:table-cell table:formula="of:=[.B8]*[.B8]*[.B8]*[.B8]" office:value-type="float" office:value="56831.50852096" calcext:value-type="float">
            <text:p>56831.50852096</text:p>
          </table:table-cell>
          <table:table-cell table:formula="of:=2*[.E8]+3*[.D8]" office:value-type="float" office:value="8076.775168" calcext:value-type="float">
            <text:p>8076.775168</text:p>
          </table:table-cell>
          <table:table-cell table:formula="of:=[.E8]+[.D8]+[.B8]*100+4000" office:value-type="float" office:value="9463.190784" calcext:value-type="float">
            <text:p>9463.190784</text:p>
          </table:table-cell>
          <table:table-cell table:formula="of:=[.C8]-[.G8]" office:value-type="float" office:value="6086.224832" calcext:value-type="float">
            <text:p>6086.2248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52" calcext:value-type="float">
            <text:p>14.52</text:p>
          </table:table-cell>
          <table:table-cell office:value-type="float" office:value="11377" calcext:value-type="float">
            <text:p>11377</text:p>
          </table:table-cell>
          <table:table-cell table:formula="of:=[.B9]*[.B9]" office:value-type="float" office:value="210.8304" calcext:value-type="float">
            <text:p>210.8304</text:p>
          </table:table-cell>
          <table:table-cell table:formula="of:=[.B9]*[.B9]*[.B9]" office:value-type="float" office:value="3061.257408" calcext:value-type="float">
            <text:p>3061.257408</text:p>
          </table:table-cell>
          <table:table-cell table:formula="of:=[.B9]*[.B9]*[.B9]*[.B9]" office:value-type="float" office:value="44449.45756416" calcext:value-type="float">
            <text:p>44449.45756416</text:p>
          </table:table-cell>
          <table:table-cell table:formula="of:=2*[.E9]+3*[.D9]" office:value-type="float" office:value="6755.006016" calcext:value-type="float">
            <text:p>6755.006016</text:p>
          </table:table-cell>
          <table:table-cell table:formula="of:=[.E9]+[.D9]+[.B9]*100+4000" office:value-type="float" office:value="8724.087808" calcext:value-type="float">
            <text:p>8724.087808</text:p>
          </table:table-cell>
          <table:table-cell table:formula="of:=[.C9]-[.G9]" office:value-type="float" office:value="4621.993984" calcext:value-type="float">
            <text:p>4621.9939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64" calcext:value-type="float">
            <text:p>14.64</text:p>
          </table:table-cell>
          <table:table-cell office:value-type="float" office:value="11023" calcext:value-type="float">
            <text:p>11023</text:p>
          </table:table-cell>
          <table:table-cell table:formula="of:=[.B10]*[.B10]" office:value-type="float" office:value="214.3296" calcext:value-type="float">
            <text:p>214.3296</text:p>
          </table:table-cell>
          <table:table-cell table:formula="of:=[.B10]*[.B10]*[.B10]" office:value-type="float" office:value="3137.785344" calcext:value-type="float">
            <text:p>3137.785344</text:p>
          </table:table-cell>
          <table:table-cell table:formula="of:=[.B10]*[.B10]*[.B10]*[.B10]" office:value-type="float" office:value="45937.17743616" calcext:value-type="float">
            <text:p>45937.17743616</text:p>
          </table:table-cell>
          <table:table-cell table:formula="of:=2*[.E10]+3*[.D10]" office:value-type="float" office:value="6918.559488" calcext:value-type="float">
            <text:p>6918.559488</text:p>
          </table:table-cell>
          <table:table-cell table:formula="of:=[.E10]+[.D10]+[.B10]*100+4000" office:value-type="float" office:value="8816.114944" calcext:value-type="float">
            <text:p>8816.114944</text:p>
          </table:table-cell>
          <table:table-cell table:formula="of:=[.C10]-[.G10]" office:value-type="float" office:value="4104.440512" calcext:value-type="float">
            <text:p>4104.4405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39" calcext:value-type="float">
            <text:p>12.39</text:p>
          </table:table-cell>
          <table:table-cell office:value-type="float" office:value="5902" calcext:value-type="float">
            <text:p>5902</text:p>
          </table:table-cell>
          <table:table-cell table:formula="of:=[.B11]*[.B11]" office:value-type="float" office:value="153.5121" calcext:value-type="float">
            <text:p>153.5121</text:p>
          </table:table-cell>
          <table:table-cell table:formula="of:=[.B11]*[.B11]*[.B11]" office:value-type="float" office:value="1902.014919" calcext:value-type="float">
            <text:p>1902.014919</text:p>
          </table:table-cell>
          <table:table-cell table:formula="of:=[.B11]*[.B11]*[.B11]*[.B11]" office:value-type="float" office:value="23565.96484641" calcext:value-type="float">
            <text:p>23565.96484641</text:p>
          </table:table-cell>
          <table:table-cell table:formula="of:=2*[.E11]+3*[.D11]" office:value-type="float" office:value="4264.566138" calcext:value-type="float">
            <text:p>4264.566138</text:p>
          </table:table-cell>
          <table:table-cell table:formula="of:=[.E11]+[.D11]+[.B11]*100+4000" office:value-type="float" office:value="7294.527019" calcext:value-type="float">
            <text:p>7294.527019</text:p>
          </table:table-cell>
          <table:table-cell table:formula="of:=[.C11]-[.G11]" office:value-type="float" office:value="1637.433862" calcext:value-type="float">
            <text:p>1637.4338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3" calcext:value-type="float">
            <text:p>12.3</text:p>
          </table:table-cell>
          <table:table-cell office:value-type="float" office:value="7059" calcext:value-type="float">
            <text:p>7059</text:p>
          </table:table-cell>
          <table:table-cell table:formula="of:=[.B12]*[.B12]" office:value-type="float" office:value="151.29" calcext:value-type="float">
            <text:p>151.29</text:p>
          </table:table-cell>
          <table:table-cell table:formula="of:=[.B12]*[.B12]*[.B12]" office:value-type="float" office:value="1860.867" calcext:value-type="float">
            <text:p>1860.867</text:p>
          </table:table-cell>
          <table:table-cell table:formula="of:=[.B12]*[.B12]*[.B12]*[.B12]" office:value-type="float" office:value="22888.6641" calcext:value-type="float">
            <text:p>22888.6641</text:p>
          </table:table-cell>
          <table:table-cell table:formula="of:=2*[.E12]+3*[.D12]" office:value-type="float" office:value="4175.604" calcext:value-type="float">
            <text:p>4175.604</text:p>
          </table:table-cell>
          <table:table-cell table:formula="of:=[.E12]+[.D12]+[.B12]*100+4000" office:value-type="float" office:value="7242.157" calcext:value-type="float">
            <text:p>7242.157</text:p>
          </table:table-cell>
          <table:table-cell table:formula="of:=[.C12]-[.G12]" office:value-type="float" office:value="2883.396" calcext:value-type="float">
            <text:p>2883.3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.83" calcext:value-type="float">
            <text:p>13.83</text:p>
          </table:table-cell>
          <table:table-cell office:value-type="float" office:value="8425" calcext:value-type="float">
            <text:p>8425</text:p>
          </table:table-cell>
          <table:table-cell table:formula="of:=[.B13]*[.B13]" office:value-type="float" office:value="191.2689" calcext:value-type="float">
            <text:p>191.2689</text:p>
          </table:table-cell>
          <table:table-cell table:formula="of:=[.B13]*[.B13]*[.B13]" office:value-type="float" office:value="2645.248887" calcext:value-type="float">
            <text:p>2645.248887</text:p>
          </table:table-cell>
          <table:table-cell table:formula="of:=[.B13]*[.B13]*[.B13]*[.B13]" office:value-type="float" office:value="36583.79210721" calcext:value-type="float">
            <text:p>36583.79210721</text:p>
          </table:table-cell>
          <table:table-cell table:formula="of:=2*[.E13]+3*[.D13]" office:value-type="float" office:value="5864.304474" calcext:value-type="float">
            <text:p>5864.304474</text:p>
          </table:table-cell>
          <table:table-cell table:formula="of:=[.E13]+[.D13]+[.B13]*100+4000" office:value-type="float" office:value="8219.517787" calcext:value-type="float">
            <text:p>8219.517787</text:p>
          </table:table-cell>
          <table:table-cell table:formula="of:=[.C13]-[.G13]" office:value-type="float" office:value="2560.695526" calcext:value-type="float">
            <text:p>2560.6955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.44" calcext:value-type="float">
            <text:p>14.44</text:p>
          </table:table-cell>
          <table:table-cell office:value-type="float" office:value="8049" calcext:value-type="float">
            <text:p>8049</text:p>
          </table:table-cell>
          <table:table-cell table:formula="of:=[.B14]*[.B14]" office:value-type="float" office:value="208.5136" calcext:value-type="float">
            <text:p>208.5136</text:p>
          </table:table-cell>
          <table:table-cell table:formula="of:=[.B14]*[.B14]*[.B14]" office:value-type="float" office:value="3010.936384" calcext:value-type="float">
            <text:p>3010.936384</text:p>
          </table:table-cell>
          <table:table-cell table:formula="of:=[.B14]*[.B14]*[.B14]*[.B14]" office:value-type="float" office:value="43477.92138496" calcext:value-type="float">
            <text:p>43477.92138496</text:p>
          </table:table-cell>
          <table:table-cell table:formula="of:=2*[.E14]+3*[.D14]" office:value-type="float" office:value="6647.413568" calcext:value-type="float">
            <text:p>6647.413568</text:p>
          </table:table-cell>
          <table:table-cell table:formula="of:=[.E14]+[.D14]+[.B14]*100+4000" office:value-type="float" office:value="8663.449984" calcext:value-type="float">
            <text:p>8663.449984</text:p>
          </table:table-cell>
          <table:table-cell table:formula="of:=[.C14]-[.G14]" office:value-type="float" office:value="1401.586432" calcext:value-type="float">
            <text:p>1401.5864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36" calcext:value-type="float">
            <text:p>14.36</text:p>
          </table:table-cell>
          <table:table-cell office:value-type="float" office:value="7405" calcext:value-type="float">
            <text:p>7405</text:p>
          </table:table-cell>
          <table:table-cell table:formula="of:=[.B15]*[.B15]" office:value-type="float" office:value="206.2096" calcext:value-type="float">
            <text:p>206.2096</text:p>
          </table:table-cell>
          <table:table-cell table:formula="of:=[.B15]*[.B15]*[.B15]" office:value-type="float" office:value="2961.169856" calcext:value-type="float">
            <text:p>2961.169856</text:p>
          </table:table-cell>
          <table:table-cell table:formula="of:=[.B15]*[.B15]*[.B15]*[.B15]" office:value-type="float" office:value="42522.39913216" calcext:value-type="float">
            <text:p>42522.39913216</text:p>
          </table:table-cell>
          <table:table-cell table:formula="of:=2*[.E15]+3*[.D15]" office:value-type="float" office:value="6540.968512" calcext:value-type="float">
            <text:p>6540.968512</text:p>
          </table:table-cell>
          <table:table-cell table:formula="of:=[.E15]+[.D15]+[.B15]*100+4000" office:value-type="float" office:value="8603.379456" calcext:value-type="float">
            <text:p>8603.379456</text:p>
          </table:table-cell>
          <table:table-cell table:formula="of:=[.C15]-[.G15]" office:value-type="float" office:value="864.031488000001" calcext:value-type="float">
            <text:p>864.0314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21" calcext:value-type="float">
            <text:p>14.21</text:p>
          </table:table-cell>
          <table:table-cell office:value-type="float" office:value="6336" calcext:value-type="float">
            <text:p>6336</text:p>
          </table:table-cell>
          <table:table-cell table:formula="of:=[.B16]*[.B16]" office:value-type="float" office:value="201.9241" calcext:value-type="float">
            <text:p>201.9241</text:p>
          </table:table-cell>
          <table:table-cell table:formula="of:=[.B16]*[.B16]*[.B16]" office:value-type="float" office:value="2869.341461" calcext:value-type="float">
            <text:p>2869.341461</text:p>
          </table:table-cell>
          <table:table-cell table:formula="of:=[.B16]*[.B16]*[.B16]*[.B16]" office:value-type="float" office:value="40773.34216081" calcext:value-type="float">
            <text:p>40773.34216081</text:p>
          </table:table-cell>
          <table:table-cell table:formula="of:=2*[.E16]+3*[.D16]" office:value-type="float" office:value="6344.455222" calcext:value-type="float">
            <text:p>6344.455222</text:p>
          </table:table-cell>
          <table:table-cell table:formula="of:=[.E16]+[.D16]+[.B16]*100+4000" office:value-type="float" office:value="8492.265561" calcext:value-type="float">
            <text:p>8492.265561</text:p>
          </table:table-cell>
          <table:table-cell table:formula="of:=[.C16]-[.G16]" office:value-type="float" office:value="-8.45522200000232" calcext:value-type="float">
            <text:p>-8.4552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77" calcext:value-type="float">
            <text:p>15.77</text:p>
          </table:table-cell>
          <table:table-cell office:value-type="float" office:value="19263" calcext:value-type="float">
            <text:p>19263</text:p>
          </table:table-cell>
          <table:table-cell table:formula="of:=[.B17]*[.B17]" office:value-type="float" office:value="248.6929" calcext:value-type="float">
            <text:p>248.6929</text:p>
          </table:table-cell>
          <table:table-cell table:formula="of:=[.B17]*[.B17]*[.B17]" office:value-type="float" office:value="3921.887033" calcext:value-type="float">
            <text:p>3921.887033</text:p>
          </table:table-cell>
          <table:table-cell table:formula="of:=[.B17]*[.B17]*[.B17]*[.B17]" office:value-type="float" office:value="61848.15851041" calcext:value-type="float">
            <text:p>61848.15851041</text:p>
          </table:table-cell>
          <table:table-cell table:formula="of:=2*[.E17]+3*[.D17]" office:value-type="float" office:value="8589.852766" calcext:value-type="float">
            <text:p>8589.852766</text:p>
          </table:table-cell>
          <table:table-cell table:formula="of:=[.E17]+[.D17]+[.B17]*100+4000" office:value-type="float" office:value="9747.579933" calcext:value-type="float">
            <text:p>9747.579933</text:p>
          </table:table-cell>
          <table:table-cell table:formula="of:=[.C17]-[.G17]" office:value-type="float" office:value="10673.147234" calcext:value-type="float">
            <text:p>10673.1472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15" calcext:value-type="float">
            <text:p>14.15</text:p>
          </table:table-cell>
          <table:table-cell office:value-type="float" office:value="6112" calcext:value-type="float">
            <text:p>6112</text:p>
          </table:table-cell>
          <table:table-cell table:formula="of:=[.B18]*[.B18]" office:value-type="float" office:value="200.2225" calcext:value-type="float">
            <text:p>200.2225</text:p>
          </table:table-cell>
          <table:table-cell table:formula="of:=[.B18]*[.B18]*[.B18]" office:value-type="float" office:value="2833.148375" calcext:value-type="float">
            <text:p>2833.148375</text:p>
          </table:table-cell>
          <table:table-cell table:formula="of:=[.B18]*[.B18]*[.B18]*[.B18]" office:value-type="float" office:value="40089.04950625" calcext:value-type="float">
            <text:p>40089.04950625</text:p>
          </table:table-cell>
          <table:table-cell table:formula="of:=2*[.E18]+3*[.D18]" office:value-type="float" office:value="6266.96425" calcext:value-type="float">
            <text:p>6266.96425</text:p>
          </table:table-cell>
          <table:table-cell table:formula="of:=[.E18]+[.D18]+[.B18]*100+4000" office:value-type="float" office:value="8448.370875" calcext:value-type="float">
            <text:p>8448.370875</text:p>
          </table:table-cell>
          <table:table-cell table:formula="of:=[.C18]-[.G18]" office:value-type="float" office:value="-154.964250000001" calcext:value-type="float">
            <text:p>-154.964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22" calcext:value-type="float">
            <text:p>15.22</text:p>
          </table:table-cell>
          <table:table-cell office:value-type="float" office:value="9593" calcext:value-type="float">
            <text:p>9593</text:p>
          </table:table-cell>
          <table:table-cell table:formula="of:=[.B19]*[.B19]" office:value-type="float" office:value="231.6484" calcext:value-type="float">
            <text:p>231.6484</text:p>
          </table:table-cell>
          <table:table-cell table:formula="of:=[.B19]*[.B19]*[.B19]" office:value-type="float" office:value="3525.688648" calcext:value-type="float">
            <text:p>3525.688648</text:p>
          </table:table-cell>
          <table:table-cell table:formula="of:=[.B19]*[.B19]*[.B19]*[.B19]" office:value-type="float" office:value="53660.98122256" calcext:value-type="float">
            <text:p>53660.98122256</text:p>
          </table:table-cell>
          <table:table-cell table:formula="of:=2*[.E19]+3*[.D19]" office:value-type="float" office:value="7746.322496" calcext:value-type="float">
            <text:p>7746.322496</text:p>
          </table:table-cell>
          <table:table-cell table:formula="of:=[.E19]+[.D19]+[.B19]*100+4000" office:value-type="float" office:value="9279.337048" calcext:value-type="float">
            <text:p>9279.337048</text:p>
          </table:table-cell>
          <table:table-cell table:formula="of:=[.C19]-[.G19]" office:value-type="float" office:value="1846.677504" calcext:value-type="float">
            <text:p>1846.6775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5" calcext:value-type="float">
            <text:p>14.5</text:p>
          </table:table-cell>
          <table:table-cell office:value-type="float" office:value="4686" calcext:value-type="float">
            <text:p>4686</text:p>
          </table:table-cell>
          <table:table-cell table:formula="of:=[.B20]*[.B20]" office:value-type="float" office:value="210.25" calcext:value-type="float">
            <text:p>210.25</text:p>
          </table:table-cell>
          <table:table-cell table:formula="of:=[.B20]*[.B20]*[.B20]" office:value-type="float" office:value="3048.625" calcext:value-type="float">
            <text:p>3048.625</text:p>
          </table:table-cell>
          <table:table-cell table:formula="of:=[.B20]*[.B20]*[.B20]*[.B20]" office:value-type="float" office:value="44205.0625" calcext:value-type="float">
            <text:p>44205.0625</text:p>
          </table:table-cell>
          <table:table-cell table:formula="of:=2*[.E20]+3*[.D20]" office:value-type="float" office:value="6728" calcext:value-type="float">
            <text:p>6728</text:p>
          </table:table-cell>
          <table:table-cell table:formula="of:=[.E20]+[.D20]+[.B20]*100+4000" office:value-type="float" office:value="8708.875" calcext:value-type="float">
            <text:p>8708.875</text:p>
          </table:table-cell>
          <table:table-cell table:formula="of:=[.C20]-[.G20]" office:value-type="float" office:value="-2042" calcext:value-type="float">
            <text:p>-20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97" calcext:value-type="float">
            <text:p>15.97</text:p>
          </table:table-cell>
          <table:table-cell office:value-type="float" office:value="12480" calcext:value-type="float">
            <text:p>12480</text:p>
          </table:table-cell>
          <table:table-cell table:formula="of:=[.B21]*[.B21]" office:value-type="float" office:value="255.0409" calcext:value-type="float">
            <text:p>255.0409</text:p>
          </table:table-cell>
          <table:table-cell table:formula="of:=[.B21]*[.B21]*[.B21]" office:value-type="float" office:value="4073.003173" calcext:value-type="float">
            <text:p>4073.003173</text:p>
          </table:table-cell>
          <table:table-cell table:formula="of:=[.B21]*[.B21]*[.B21]*[.B21]" office:value-type="float" office:value="65045.86067281" calcext:value-type="float">
            <text:p>65045.86067281</text:p>
          </table:table-cell>
          <table:table-cell table:formula="of:=2*[.E21]+3*[.D21]" office:value-type="float" office:value="8911.129046" calcext:value-type="float">
            <text:p>8911.129046</text:p>
          </table:table-cell>
          <table:table-cell table:formula="of:=[.E21]+[.D21]+[.B21]*100+4000" office:value-type="float" office:value="9925.044073" calcext:value-type="float">
            <text:p>9925.044073</text:p>
          </table:table-cell>
          <table:table-cell table:formula="of:=[.C21]-[.G21]" office:value-type="float" office:value="3568.870954" calcext:value-type="float">
            <text:p>3568.8709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62" calcext:value-type="float">
            <text:p>13.62</text:p>
          </table:table-cell>
          <table:table-cell office:value-type="float" office:value="5648" calcext:value-type="float">
            <text:p>5648</text:p>
          </table:table-cell>
          <table:table-cell table:formula="of:=[.B22]*[.B22]" office:value-type="float" office:value="185.5044" calcext:value-type="float">
            <text:p>185.5044</text:p>
          </table:table-cell>
          <table:table-cell table:formula="of:=[.B22]*[.B22]*[.B22]" office:value-type="float" office:value="2526.569928" calcext:value-type="float">
            <text:p>2526.569928</text:p>
          </table:table-cell>
          <table:table-cell table:formula="of:=[.B22]*[.B22]*[.B22]*[.B22]" office:value-type="float" office:value="34411.88241936" calcext:value-type="float">
            <text:p>34411.88241936</text:p>
          </table:table-cell>
          <table:table-cell table:formula="of:=2*[.E22]+3*[.D22]" office:value-type="float" office:value="5609.653056" calcext:value-type="float">
            <text:p>5609.653056</text:p>
          </table:table-cell>
          <table:table-cell table:formula="of:=[.E22]+[.D22]+[.B22]*100+4000" office:value-type="float" office:value="8074.074328" calcext:value-type="float">
            <text:p>8074.074328</text:p>
          </table:table-cell>
          <table:table-cell table:formula="of:=[.C22]-[.G22]" office:value-type="float" office:value="38.3469440000008" calcext:value-type="float">
            <text:p>38.3469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.08" calcext:value-type="float">
            <text:p>15.08</text:p>
          </table:table-cell>
          <table:table-cell office:value-type="float" office:value="8034" calcext:value-type="float">
            <text:p>8034</text:p>
          </table:table-cell>
          <table:table-cell table:formula="of:=[.B23]*[.B23]" office:value-type="float" office:value="227.4064" calcext:value-type="float">
            <text:p>227.4064</text:p>
          </table:table-cell>
          <table:table-cell table:formula="of:=[.B23]*[.B23]*[.B23]" office:value-type="float" office:value="3429.288512" calcext:value-type="float">
            <text:p>3429.288512</text:p>
          </table:table-cell>
          <table:table-cell table:formula="of:=[.B23]*[.B23]*[.B23]*[.B23]" office:value-type="float" office:value="51713.67076096" calcext:value-type="float">
            <text:p>51713.67076096</text:p>
          </table:table-cell>
          <table:table-cell table:formula="of:=2*[.E23]+3*[.D23]" office:value-type="float" office:value="7540.796224" calcext:value-type="float">
            <text:p>7540.796224</text:p>
          </table:table-cell>
          <table:table-cell table:formula="of:=[.E23]+[.D23]+[.B23]*100+4000" office:value-type="float" office:value="9164.694912" calcext:value-type="float">
            <text:p>9164.694912</text:p>
          </table:table-cell>
          <table:table-cell table:formula="of:=[.C23]-[.G23]" office:value-type="float" office:value="493.203776" calcext:value-type="float">
            <text:p>493.2037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.96" calcext:value-type="float">
            <text:p>15.96</text:p>
          </table:table-cell>
          <table:table-cell office:value-type="float" office:value="25308" calcext:value-type="float">
            <text:p>25308</text:p>
          </table:table-cell>
          <table:table-cell table:formula="of:=[.B24]*[.B24]" office:value-type="float" office:value="254.7216" calcext:value-type="float">
            <text:p>254.7216</text:p>
          </table:table-cell>
          <table:table-cell table:formula="of:=[.B24]*[.B24]*[.B24]" office:value-type="float" office:value="4065.356736" calcext:value-type="float">
            <text:p>4065.356736</text:p>
          </table:table-cell>
          <table:table-cell table:formula="of:=[.B24]*[.B24]*[.B24]*[.B24]" office:value-type="float" office:value="64883.09350656" calcext:value-type="float">
            <text:p>64883.09350656</text:p>
          </table:table-cell>
          <table:table-cell table:formula="of:=2*[.E24]+3*[.D24]" office:value-type="float" office:value="8894.878272" calcext:value-type="float">
            <text:p>8894.878272</text:p>
          </table:table-cell>
          <table:table-cell table:formula="of:=[.E24]+[.D24]+[.B24]*100+4000" office:value-type="float" office:value="9916.078336" calcext:value-type="float">
            <text:p>9916.078336</text:p>
          </table:table-cell>
          <table:table-cell table:formula="of:=[.C24]-[.G24]" office:value-type="float" office:value="16413.121728" calcext:value-type="float">
            <text:p>16413.1217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.94" calcext:value-type="float">
            <text:p>15.94</text:p>
          </table:table-cell>
          <table:table-cell office:value-type="float" office:value="14558" calcext:value-type="float">
            <text:p>14558</text:p>
          </table:table-cell>
          <table:table-cell table:formula="of:=[.B25]*[.B25]" office:value-type="float" office:value="254.0836" calcext:value-type="float">
            <text:p>254.0836</text:p>
          </table:table-cell>
          <table:table-cell table:formula="of:=[.B25]*[.B25]*[.B25]" office:value-type="float" office:value="4050.092584" calcext:value-type="float">
            <text:p>4050.092584</text:p>
          </table:table-cell>
          <table:table-cell table:formula="of:=[.B25]*[.B25]*[.B25]*[.B25]" office:value-type="float" office:value="64558.47578896" calcext:value-type="float">
            <text:p>64558.47578896</text:p>
          </table:table-cell>
          <table:table-cell table:formula="of:=2*[.E25]+3*[.D25]" office:value-type="float" office:value="8862.435968" calcext:value-type="float">
            <text:p>8862.435968</text:p>
          </table:table-cell>
          <table:table-cell table:formula="of:=[.E25]+[.D25]+[.B25]*100+4000" office:value-type="float" office:value="9898.176184" calcext:value-type="float">
            <text:p>9898.176184</text:p>
          </table:table-cell>
          <table:table-cell table:formula="of:=[.C25]-[.G25]" office:value-type="float" office:value="5695.564032" calcext:value-type="float">
            <text:p>5695.5640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.71" calcext:value-type="float">
            <text:p>14.71</text:p>
          </table:table-cell>
          <table:table-cell office:value-type="float" office:value="17498" calcext:value-type="float">
            <text:p>17498</text:p>
          </table:table-cell>
          <table:table-cell table:formula="of:=[.B26]*[.B26]" office:value-type="float" office:value="216.3841" calcext:value-type="float">
            <text:p>216.3841</text:p>
          </table:table-cell>
          <table:table-cell table:formula="of:=[.B26]*[.B26]*[.B26]" office:value-type="float" office:value="3183.010111" calcext:value-type="float">
            <text:p>3183.010111</text:p>
          </table:table-cell>
          <table:table-cell table:formula="of:=[.B26]*[.B26]*[.B26]*[.B26]" office:value-type="float" office:value="46822.07873281" calcext:value-type="float">
            <text:p>46822.07873281</text:p>
          </table:table-cell>
          <table:table-cell table:formula="of:=2*[.E26]+3*[.D26]" office:value-type="float" office:value="7015.172522" calcext:value-type="float">
            <text:p>7015.172522</text:p>
          </table:table-cell>
          <table:table-cell table:formula="of:=[.E26]+[.D26]+[.B26]*100+4000" office:value-type="float" office:value="8870.394211" calcext:value-type="float">
            <text:p>8870.394211</text:p>
          </table:table-cell>
          <table:table-cell table:formula="of:=[.C26]-[.G26]" office:value-type="float" office:value="10482.827478" calcext:value-type="float">
            <text:p>10482.8274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.46" calcext:value-type="float">
            <text:p>12.46</text:p>
          </table:table-cell>
          <table:table-cell office:value-type="float" office:value="4614" calcext:value-type="float">
            <text:p>4614</text:p>
          </table:table-cell>
          <table:table-cell table:formula="of:=[.B27]*[.B27]" office:value-type="float" office:value="155.2516" calcext:value-type="float">
            <text:p>155.2516</text:p>
          </table:table-cell>
          <table:table-cell table:formula="of:=[.B27]*[.B27]*[.B27]" office:value-type="float" office:value="1934.434936" calcext:value-type="float">
            <text:p>1934.434936</text:p>
          </table:table-cell>
          <table:table-cell table:formula="of:=[.B27]*[.B27]*[.B27]*[.B27]" office:value-type="float" office:value="24103.05930256" calcext:value-type="float">
            <text:p>24103.05930256</text:p>
          </table:table-cell>
          <table:table-cell table:formula="of:=2*[.E27]+3*[.D27]" office:value-type="float" office:value="4334.624672" calcext:value-type="float">
            <text:p>4334.624672</text:p>
          </table:table-cell>
          <table:table-cell table:formula="of:=[.E27]+[.D27]+[.B27]*100+4000" office:value-type="float" office:value="7335.686536" calcext:value-type="float">
            <text:p>7335.686536</text:p>
          </table:table-cell>
          <table:table-cell table:formula="of:=[.C27]-[.G27]" office:value-type="float" office:value="279.375327999999" calcext:value-type="float">
            <text:p>279.3753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.45" calcext:value-type="float">
            <text:p>9.45</text:p>
          </table:table-cell>
          <table:table-cell office:value-type="float" office:value="3485" calcext:value-type="float">
            <text:p>3485</text:p>
          </table:table-cell>
          <table:table-cell table:formula="of:=[.B28]*[.B28]" office:value-type="float" office:value="89.3025" calcext:value-type="float">
            <text:p>89.3025</text:p>
          </table:table-cell>
          <table:table-cell table:formula="of:=[.B28]*[.B28]*[.B28]" office:value-type="float" office:value="843.908625" calcext:value-type="float">
            <text:p>843.908625</text:p>
          </table:table-cell>
          <table:table-cell table:formula="of:=[.B28]*[.B28]*[.B28]*[.B28]" office:value-type="float" office:value="7974.93650625" calcext:value-type="float">
            <text:p>7974.93650625</text:p>
          </table:table-cell>
          <table:table-cell table:formula="of:=2*[.E28]+3*[.D28]" office:value-type="float" office:value="1955.72475" calcext:value-type="float">
            <text:p>1955.72475</text:p>
          </table:table-cell>
          <table:table-cell table:formula="of:=[.E28]+[.D28]+[.B28]*100+4000" office:value-type="float" office:value="5878.211125" calcext:value-type="float">
            <text:p>5878.211125</text:p>
          </table:table-cell>
          <table:table-cell table:formula="of:=[.C28]-[.G28]" office:value-type="float" office:value="1529.27525" calcext:value-type="float">
            <text:p>1529.275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.62" calcext:value-type="float">
            <text:p>13.62</text:p>
          </table:table-cell>
          <table:table-cell office:value-type="float" office:value="5092" calcext:value-type="float">
            <text:p>5092</text:p>
          </table:table-cell>
          <table:table-cell table:formula="of:=[.B29]*[.B29]" office:value-type="float" office:value="185.5044" calcext:value-type="float">
            <text:p>185.5044</text:p>
          </table:table-cell>
          <table:table-cell table:formula="of:=[.B29]*[.B29]*[.B29]" office:value-type="float" office:value="2526.569928" calcext:value-type="float">
            <text:p>2526.569928</text:p>
          </table:table-cell>
          <table:table-cell table:formula="of:=[.B29]*[.B29]*[.B29]*[.B29]" office:value-type="float" office:value="34411.88241936" calcext:value-type="float">
            <text:p>34411.88241936</text:p>
          </table:table-cell>
          <table:table-cell table:formula="of:=2*[.E29]+3*[.D29]" office:value-type="float" office:value="5609.653056" calcext:value-type="float">
            <text:p>5609.653056</text:p>
          </table:table-cell>
          <table:table-cell table:formula="of:=[.E29]+[.D29]+[.B29]*100+4000" office:value-type="float" office:value="8074.074328" calcext:value-type="float">
            <text:p>8074.074328</text:p>
          </table:table-cell>
          <table:table-cell table:formula="of:=[.C29]-[.G29]" office:value-type="float" office:value="-517.653055999999" calcext:value-type="float">
            <text:p>-517.6530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.21" calcext:value-type="float">
            <text:p>15.21</text:p>
          </table:table-cell>
          <table:table-cell office:value-type="float" office:value="10432" calcext:value-type="float">
            <text:p>10432</text:p>
          </table:table-cell>
          <table:table-cell table:formula="of:=[.B30]*[.B30]" office:value-type="float" office:value="231.3441" calcext:value-type="float">
            <text:p>231.3441</text:p>
          </table:table-cell>
          <table:table-cell table:formula="of:=[.B30]*[.B30]*[.B30]" office:value-type="float" office:value="3518.743761" calcext:value-type="float">
            <text:p>3518.743761</text:p>
          </table:table-cell>
          <table:table-cell table:formula="of:=[.B30]*[.B30]*[.B30]*[.B30]" office:value-type="float" office:value="53520.09260481" calcext:value-type="float">
            <text:p>53520.09260481</text:p>
          </table:table-cell>
          <table:table-cell table:formula="of:=2*[.E30]+3*[.D30]" office:value-type="float" office:value="7731.519822" calcext:value-type="float">
            <text:p>7731.519822</text:p>
          </table:table-cell>
          <table:table-cell table:formula="of:=[.E30]+[.D30]+[.B30]*100+4000" office:value-type="float" office:value="9271.087861" calcext:value-type="float">
            <text:p>9271.087861</text:p>
          </table:table-cell>
          <table:table-cell table:formula="of:=[.C30]-[.G30]" office:value-type="float" office:value="2700.480178" calcext:value-type="float">
            <text:p>2700.4801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.79" calcext:value-type="float">
            <text:p>12.79</text:p>
          </table:table-cell>
          <table:table-cell office:value-type="float" office:value="5180" calcext:value-type="float">
            <text:p>5180</text:p>
          </table:table-cell>
          <table:table-cell table:formula="of:=[.B31]*[.B31]" office:value-type="float" office:value="163.5841" calcext:value-type="float">
            <text:p>163.5841</text:p>
          </table:table-cell>
          <table:table-cell table:formula="of:=[.B31]*[.B31]*[.B31]" office:value-type="float" office:value="2092.240639" calcext:value-type="float">
            <text:p>2092.240639</text:p>
          </table:table-cell>
          <table:table-cell table:formula="of:=[.B31]*[.B31]*[.B31]*[.B31]" office:value-type="float" office:value="26759.75777281" calcext:value-type="float">
            <text:p>26759.75777281</text:p>
          </table:table-cell>
          <table:table-cell table:formula="of:=2*[.E31]+3*[.D31]" office:value-type="float" office:value="4675.233578" calcext:value-type="float">
            <text:p>4675.233578</text:p>
          </table:table-cell>
          <table:table-cell table:formula="of:=[.E31]+[.D31]+[.B31]*100+4000" office:value-type="float" office:value="7534.824739" calcext:value-type="float">
            <text:p>7534.824739</text:p>
          </table:table-cell>
          <table:table-cell table:formula="of:=[.C31]-[.G31]" office:value-type="float" office:value="504.766422000001" calcext:value-type="float">
            <text:p>504.7664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.09" calcext:value-type="float">
            <text:p>11.09</text:p>
          </table:table-cell>
          <table:table-cell office:value-type="float" office:value="6197" calcext:value-type="float">
            <text:p>6197</text:p>
          </table:table-cell>
          <table:table-cell table:formula="of:=[.B32]*[.B32]" office:value-type="float" office:value="122.9881" calcext:value-type="float">
            <text:p>122.9881</text:p>
          </table:table-cell>
          <table:table-cell table:formula="of:=[.B32]*[.B32]*[.B32]" office:value-type="float" office:value="1363.938029" calcext:value-type="float">
            <text:p>1363.938029</text:p>
          </table:table-cell>
          <table:table-cell table:formula="of:=[.B32]*[.B32]*[.B32]*[.B32]" office:value-type="float" office:value="15126.07274161" calcext:value-type="float">
            <text:p>15126.07274161</text:p>
          </table:table-cell>
          <table:table-cell table:formula="of:=2*[.E32]+3*[.D32]" office:value-type="float" office:value="3096.840358" calcext:value-type="float">
            <text:p>3096.840358</text:p>
          </table:table-cell>
          <table:table-cell table:formula="of:=[.E32]+[.D32]+[.B32]*100+4000" office:value-type="float" office:value="6595.926129" calcext:value-type="float">
            <text:p>6595.926129</text:p>
          </table:table-cell>
          <table:table-cell table:formula="of:=[.C32]-[.G32]" office:value-type="float" office:value="3100.159642" calcext:value-type="float">
            <text:p>3100.1596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.71" calcext:value-type="float">
            <text:p>12.71</text:p>
          </table:table-cell>
          <table:table-cell office:value-type="float" office:value="7562" calcext:value-type="float">
            <text:p>7562</text:p>
          </table:table-cell>
          <table:table-cell table:formula="of:=[.B33]*[.B33]" office:value-type="float" office:value="161.5441" calcext:value-type="float">
            <text:p>161.5441</text:p>
          </table:table-cell>
          <table:table-cell table:formula="of:=[.B33]*[.B33]*[.B33]" office:value-type="float" office:value="2053.225511" calcext:value-type="float">
            <text:p>2053.225511</text:p>
          </table:table-cell>
          <table:table-cell table:formula="of:=[.B33]*[.B33]*[.B33]*[.B33]" office:value-type="float" office:value="26096.49624481" calcext:value-type="float">
            <text:p>26096.49624481</text:p>
          </table:table-cell>
          <table:table-cell table:formula="of:=2*[.E33]+3*[.D33]" office:value-type="float" office:value="4591.083322" calcext:value-type="float">
            <text:p>4591.083322</text:p>
          </table:table-cell>
          <table:table-cell table:formula="of:=[.E33]+[.D33]+[.B33]*100+4000" office:value-type="float" office:value="7485.769611" calcext:value-type="float">
            <text:p>7485.769611</text:p>
          </table:table-cell>
          <table:table-cell table:formula="of:=[.C33]-[.G33]" office:value-type="float" office:value="2970.916678" calcext:value-type="float">
            <text:p>2970.9166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.44" calcext:value-type="float">
            <text:p>11.44</text:p>
          </table:table-cell>
          <table:table-cell office:value-type="float" office:value="8206" calcext:value-type="float">
            <text:p>8206</text:p>
          </table:table-cell>
          <table:table-cell table:formula="of:=[.B34]*[.B34]" office:value-type="float" office:value="130.8736" calcext:value-type="float">
            <text:p>130.8736</text:p>
          </table:table-cell>
          <table:table-cell table:formula="of:=[.B34]*[.B34]*[.B34]" office:value-type="float" office:value="1497.193984" calcext:value-type="float">
            <text:p>1497.193984</text:p>
          </table:table-cell>
          <table:table-cell table:formula="of:=[.B34]*[.B34]*[.B34]*[.B34]" office:value-type="float" office:value="17127.89917696" calcext:value-type="float">
            <text:p>17127.89917696</text:p>
          </table:table-cell>
          <table:table-cell table:formula="of:=2*[.E34]+3*[.D34]" office:value-type="float" office:value="3387.008768" calcext:value-type="float">
            <text:p>3387.008768</text:p>
          </table:table-cell>
          <table:table-cell table:formula="of:=[.E34]+[.D34]+[.B34]*100+4000" office:value-type="float" office:value="6772.067584" calcext:value-type="float">
            <text:p>6772.067584</text:p>
          </table:table-cell>
          <table:table-cell table:formula="of:=[.C34]-[.G34]" office:value-type="float" office:value="4818.991232" calcext:value-type="float">
            <text:p>4818.9912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59" calcext:value-type="float">
            <text:p>11.59</text:p>
          </table:table-cell>
          <table:table-cell office:value-type="float" office:value="4036" calcext:value-type="float">
            <text:p>4036</text:p>
          </table:table-cell>
          <table:table-cell table:formula="of:=[.B35]*[.B35]" office:value-type="float" office:value="134.3281" calcext:value-type="float">
            <text:p>134.3281</text:p>
          </table:table-cell>
          <table:table-cell table:formula="of:=[.B35]*[.B35]*[.B35]" office:value-type="float" office:value="1556.862679" calcext:value-type="float">
            <text:p>1556.862679</text:p>
          </table:table-cell>
          <table:table-cell table:formula="of:=[.B35]*[.B35]*[.B35]*[.B35]" office:value-type="float" office:value="18044.03844961" calcext:value-type="float">
            <text:p>18044.03844961</text:p>
          </table:table-cell>
          <table:table-cell table:formula="of:=2*[.E35]+3*[.D35]" office:value-type="float" office:value="3516.709658" calcext:value-type="float">
            <text:p>3516.709658</text:p>
          </table:table-cell>
          <table:table-cell table:formula="of:=[.E35]+[.D35]+[.B35]*100+4000" office:value-type="float" office:value="6850.190779" calcext:value-type="float">
            <text:p>6850.190779</text:p>
          </table:table-cell>
          <table:table-cell table:formula="of:=[.C35]-[.G35]" office:value-type="float" office:value="519.290342" calcext:value-type="float">
            <text:p>519.2903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.49" calcext:value-type="float">
            <text:p>11.49</text:p>
          </table:table-cell>
          <table:table-cell office:value-type="float" office:value="3148" calcext:value-type="float">
            <text:p>3148</text:p>
          </table:table-cell>
          <table:table-cell table:formula="of:=[.B36]*[.B36]" office:value-type="float" office:value="132.0201" calcext:value-type="float">
            <text:p>132.0201</text:p>
          </table:table-cell>
          <table:table-cell table:formula="of:=[.B36]*[.B36]*[.B36]" office:value-type="float" office:value="1516.910949" calcext:value-type="float">
            <text:p>1516.910949</text:p>
          </table:table-cell>
          <table:table-cell table:formula="of:=[.B36]*[.B36]*[.B36]*[.B36]" office:value-type="float" office:value="17429.30680401" calcext:value-type="float">
            <text:p>17429.30680401</text:p>
          </table:table-cell>
          <table:table-cell table:formula="of:=2*[.E36]+3*[.D36]" office:value-type="float" office:value="3429.882198" calcext:value-type="float">
            <text:p>3429.882198</text:p>
          </table:table-cell>
          <table:table-cell table:formula="of:=[.E36]+[.D36]+[.B36]*100+4000" office:value-type="float" office:value="6797.931049" calcext:value-type="float">
            <text:p>6797.931049</text:p>
          </table:table-cell>
          <table:table-cell table:formula="of:=[.C36]-[.G36]" office:value-type="float" office:value="-281.882198" calcext:value-type="float">
            <text:p>-281.8821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32" calcext:value-type="float">
            <text:p>11.32</text:p>
          </table:table-cell>
          <table:table-cell office:value-type="float" office:value="4348" calcext:value-type="float">
            <text:p>4348</text:p>
          </table:table-cell>
          <table:table-cell table:formula="of:=[.B37]*[.B37]" office:value-type="float" office:value="128.1424" calcext:value-type="float">
            <text:p>128.1424</text:p>
          </table:table-cell>
          <table:table-cell table:formula="of:=[.B37]*[.B37]*[.B37]" office:value-type="float" office:value="1450.571968" calcext:value-type="float">
            <text:p>1450.571968</text:p>
          </table:table-cell>
          <table:table-cell table:formula="of:=[.B37]*[.B37]*[.B37]*[.B37]" office:value-type="float" office:value="16420.47467776" calcext:value-type="float">
            <text:p>16420.47467776</text:p>
          </table:table-cell>
          <table:table-cell table:formula="of:=2*[.E37]+3*[.D37]" office:value-type="float" office:value="3285.571136" calcext:value-type="float">
            <text:p>3285.571136</text:p>
          </table:table-cell>
          <table:table-cell table:formula="of:=[.E37]+[.D37]+[.B37]*100+4000" office:value-type="float" office:value="6710.714368" calcext:value-type="float">
            <text:p>6710.714368</text:p>
          </table:table-cell>
          <table:table-cell table:formula="of:=[.C37]-[.G37]" office:value-type="float" office:value="1062.428864" calcext:value-type="float">
            <text:p>1062.4288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.64" calcext:value-type="float">
            <text:p>10.64</text:p>
          </table:table-cell>
          <table:table-cell office:value-type="float" office:value="2448" calcext:value-type="float">
            <text:p>2448</text:p>
          </table:table-cell>
          <table:table-cell table:formula="of:=[.B38]*[.B38]" office:value-type="float" office:value="113.2096" calcext:value-type="float">
            <text:p>113.2096</text:p>
          </table:table-cell>
          <table:table-cell table:formula="of:=[.B38]*[.B38]*[.B38]" office:value-type="float" office:value="1204.550144" calcext:value-type="float">
            <text:p>1204.550144</text:p>
          </table:table-cell>
          <table:table-cell table:formula="of:=[.B38]*[.B38]*[.B38]*[.B38]" office:value-type="float" office:value="12816.41353216" calcext:value-type="float">
            <text:p>12816.41353216</text:p>
          </table:table-cell>
          <table:table-cell table:formula="of:=2*[.E38]+3*[.D38]" office:value-type="float" office:value="2748.729088" calcext:value-type="float">
            <text:p>2748.729088</text:p>
          </table:table-cell>
          <table:table-cell table:formula="of:=[.E38]+[.D38]+[.B38]*100+4000" office:value-type="float" office:value="6381.759744" calcext:value-type="float">
            <text:p>6381.759744</text:p>
          </table:table-cell>
          <table:table-cell table:formula="of:=[.C38]-[.G38]" office:value-type="float" office:value="-300.729088" calcext:value-type="float">
            <text:p>-300.72908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36" calcext:value-type="float">
            <text:p>11.36</text:p>
          </table:table-cell>
          <table:table-cell office:value-type="float" office:value="4330" calcext:value-type="float">
            <text:p>4330</text:p>
          </table:table-cell>
          <table:table-cell table:formula="of:=[.B39]*[.B39]" office:value-type="float" office:value="129.0496" calcext:value-type="float">
            <text:p>129.0496</text:p>
          </table:table-cell>
          <table:table-cell table:formula="of:=[.B39]*[.B39]*[.B39]" office:value-type="float" office:value="1466.003456" calcext:value-type="float">
            <text:p>1466.003456</text:p>
          </table:table-cell>
          <table:table-cell table:formula="of:=[.B39]*[.B39]*[.B39]*[.B39]" office:value-type="float" office:value="16653.79926016" calcext:value-type="float">
            <text:p>16653.79926016</text:p>
          </table:table-cell>
          <table:table-cell table:formula="of:=2*[.E39]+3*[.D39]" office:value-type="float" office:value="3319.155712" calcext:value-type="float">
            <text:p>3319.155712</text:p>
          </table:table-cell>
          <table:table-cell table:formula="of:=[.E39]+[.D39]+[.B39]*100+4000" office:value-type="float" office:value="6731.053056" calcext:value-type="float">
            <text:p>6731.053056</text:p>
          </table:table-cell>
          <table:table-cell table:formula="of:=[.C39]-[.G39]" office:value-type="float" office:value="1010.844288" calcext:value-type="float">
            <text:p>1010.8442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.17" calcext:value-type="float">
            <text:p>9.17</text:p>
          </table:table-cell>
          <table:table-cell office:value-type="float" office:value="4761" calcext:value-type="float">
            <text:p>4761</text:p>
          </table:table-cell>
          <table:table-cell table:formula="of:=[.B40]*[.B40]" office:value-type="float" office:value="84.0889" calcext:value-type="float">
            <text:p>84.0889</text:p>
          </table:table-cell>
          <table:table-cell table:formula="of:=[.B40]*[.B40]*[.B40]" office:value-type="float" office:value="771.095213" calcext:value-type="float">
            <text:p>771.095213</text:p>
          </table:table-cell>
          <table:table-cell table:formula="of:=[.B40]*[.B40]*[.B40]*[.B40]" office:value-type="float" office:value="7070.94310321" calcext:value-type="float">
            <text:p>7070.94310321</text:p>
          </table:table-cell>
          <table:table-cell table:formula="of:=2*[.E40]+3*[.D40]" office:value-type="float" office:value="1794.457126" calcext:value-type="float">
            <text:p>1794.457126</text:p>
          </table:table-cell>
          <table:table-cell table:formula="of:=[.E40]+[.D40]+[.B40]*100+4000" office:value-type="float" office:value="5772.184113" calcext:value-type="float">
            <text:p>5772.184113</text:p>
          </table:table-cell>
          <table:table-cell table:formula="of:=[.C40]-[.G40]" office:value-type="float" office:value="2966.542874" calcext:value-type="float">
            <text:p>2966.5428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.09" calcext:value-type="float">
            <text:p>12.09</text:p>
          </table:table-cell>
          <table:table-cell office:value-type="float" office:value="3016" calcext:value-type="float">
            <text:p>3016</text:p>
          </table:table-cell>
          <table:table-cell table:formula="of:=[.B41]*[.B41]" office:value-type="float" office:value="146.1681" calcext:value-type="float">
            <text:p>146.1681</text:p>
          </table:table-cell>
          <table:table-cell table:formula="of:=[.B41]*[.B41]*[.B41]" office:value-type="float" office:value="1767.172329" calcext:value-type="float">
            <text:p>1767.172329</text:p>
          </table:table-cell>
          <table:table-cell table:formula="of:=[.B41]*[.B41]*[.B41]*[.B41]" office:value-type="float" office:value="21365.11345761" calcext:value-type="float">
            <text:p>21365.11345761</text:p>
          </table:table-cell>
          <table:table-cell table:formula="of:=2*[.E41]+3*[.D41]" office:value-type="float" office:value="3972.848958" calcext:value-type="float">
            <text:p>3972.848958</text:p>
          </table:table-cell>
          <table:table-cell table:formula="of:=[.E41]+[.D41]+[.B41]*100+4000" office:value-type="float" office:value="7122.340429" calcext:value-type="float">
            <text:p>7122.340429</text:p>
          </table:table-cell>
          <table:table-cell table:formula="of:=[.C41]-[.G41]" office:value-type="float" office:value="-956.848958" calcext:value-type="float">
            <text:p>-956.8489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.04" calcext:value-type="float">
            <text:p>11.04</text:p>
          </table:table-cell>
          <table:table-cell office:value-type="float" office:value="2901" calcext:value-type="float">
            <text:p>2901</text:p>
          </table:table-cell>
          <table:table-cell table:formula="of:=[.B42]*[.B42]" office:value-type="float" office:value="121.8816" calcext:value-type="float">
            <text:p>121.8816</text:p>
          </table:table-cell>
          <table:table-cell table:formula="of:=[.B42]*[.B42]*[.B42]" office:value-type="float" office:value="1345.572864" calcext:value-type="float">
            <text:p>1345.572864</text:p>
          </table:table-cell>
          <table:table-cell table:formula="of:=[.B42]*[.B42]*[.B42]*[.B42]" office:value-type="float" office:value="14855.12441856" calcext:value-type="float">
            <text:p>14855.12441856</text:p>
          </table:table-cell>
          <table:table-cell table:formula="of:=2*[.E42]+3*[.D42]" office:value-type="float" office:value="3056.790528" calcext:value-type="float">
            <text:p>3056.790528</text:p>
          </table:table-cell>
          <table:table-cell table:formula="of:=[.E42]+[.D42]+[.B42]*100+4000" office:value-type="float" office:value="6571.454464" calcext:value-type="float">
            <text:p>6571.454464</text:p>
          </table:table-cell>
          <table:table-cell table:formula="of:=[.C42]-[.G42]" office:value-type="float" office:value="-155.790528" calcext:value-type="float">
            <text:p>-155.7905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.22" calcext:value-type="float">
            <text:p>9.22</text:p>
          </table:table-cell>
          <table:table-cell office:value-type="float" office:value="5511" calcext:value-type="float">
            <text:p>5511</text:p>
          </table:table-cell>
          <table:table-cell table:formula="of:=[.B43]*[.B43]" office:value-type="float" office:value="85.0084" calcext:value-type="float">
            <text:p>85.0084</text:p>
          </table:table-cell>
          <table:table-cell table:formula="of:=[.B43]*[.B43]*[.B43]" office:value-type="float" office:value="783.777448" calcext:value-type="float">
            <text:p>783.777448</text:p>
          </table:table-cell>
          <table:table-cell table:formula="of:=[.B43]*[.B43]*[.B43]*[.B43]" office:value-type="float" office:value="7226.42807056" calcext:value-type="float">
            <text:p>7226.42807056</text:p>
          </table:table-cell>
          <table:table-cell table:formula="of:=2*[.E43]+3*[.D43]" office:value-type="float" office:value="1822.580096" calcext:value-type="float">
            <text:p>1822.580096</text:p>
          </table:table-cell>
          <table:table-cell table:formula="of:=[.E43]+[.D43]+[.B43]*100+4000" office:value-type="float" office:value="5790.785848" calcext:value-type="float">
            <text:p>5790.785848</text:p>
          </table:table-cell>
          <table:table-cell table:formula="of:=[.C43]-[.G43]" office:value-type="float" office:value="3688.419904" calcext:value-type="float">
            <text:p>3688.4199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.07" calcext:value-type="float">
            <text:p>10.07</text:p>
          </table:table-cell>
          <table:table-cell office:value-type="float" office:value="3739" calcext:value-type="float">
            <text:p>3739</text:p>
          </table:table-cell>
          <table:table-cell table:formula="of:=[.B44]*[.B44]" office:value-type="float" office:value="101.4049" calcext:value-type="float">
            <text:p>101.4049</text:p>
          </table:table-cell>
          <table:table-cell table:formula="of:=[.B44]*[.B44]*[.B44]" office:value-type="float" office:value="1021.147343" calcext:value-type="float">
            <text:p>1021.147343</text:p>
          </table:table-cell>
          <table:table-cell table:formula="of:=[.B44]*[.B44]*[.B44]*[.B44]" office:value-type="float" office:value="10282.95374401" calcext:value-type="float">
            <text:p>10282.95374401</text:p>
          </table:table-cell>
          <table:table-cell table:formula="of:=2*[.E44]+3*[.D44]" office:value-type="float" office:value="2346.509386" calcext:value-type="float">
            <text:p>2346.509386</text:p>
          </table:table-cell>
          <table:table-cell table:formula="of:=[.E44]+[.D44]+[.B44]*100+4000" office:value-type="float" office:value="6129.552243" calcext:value-type="float">
            <text:p>6129.552243</text:p>
          </table:table-cell>
          <table:table-cell table:formula="of:=[.C44]-[.G44]" office:value-type="float" office:value="1392.490614" calcext:value-type="float">
            <text:p>1392.4906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51" calcext:value-type="float">
            <text:p>10.51</text:p>
          </table:table-cell>
          <table:table-cell office:value-type="float" office:value="3161" calcext:value-type="float">
            <text:p>3161</text:p>
          </table:table-cell>
          <table:table-cell table:formula="of:=[.B45]*[.B45]" office:value-type="float" office:value="110.4601" calcext:value-type="float">
            <text:p>110.4601</text:p>
          </table:table-cell>
          <table:table-cell table:formula="of:=[.B45]*[.B45]*[.B45]" office:value-type="float" office:value="1160.935651" calcext:value-type="float">
            <text:p>1160.935651</text:p>
          </table:table-cell>
          <table:table-cell table:formula="of:=[.B45]*[.B45]*[.B45]*[.B45]" office:value-type="float" office:value="12201.43369201" calcext:value-type="float">
            <text:p>12201.43369201</text:p>
          </table:table-cell>
          <table:table-cell table:formula="of:=2*[.E45]+3*[.D45]" office:value-type="float" office:value="2653.251602" calcext:value-type="float">
            <text:p>2653.251602</text:p>
          </table:table-cell>
          <table:table-cell table:formula="of:=[.E45]+[.D45]+[.B45]*100+4000" office:value-type="float" office:value="6322.395751" calcext:value-type="float">
            <text:p>6322.395751</text:p>
          </table:table-cell>
          <table:table-cell table:formula="of:=[.C45]-[.G45]" office:value-type="float" office:value="507.748398" calcext:value-type="float">
            <text:p>507.7483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2" calcext:value-type="float">
            <text:p>11.2</text:p>
          </table:table-cell>
          <table:table-cell office:value-type="float" office:value="4741" calcext:value-type="float">
            <text:p>4741</text:p>
          </table:table-cell>
          <table:table-cell table:formula="of:=[.B46]*[.B46]" office:value-type="float" office:value="125.44" calcext:value-type="float">
            <text:p>125.44</text:p>
          </table:table-cell>
          <table:table-cell table:formula="of:=[.B46]*[.B46]*[.B46]" office:value-type="float" office:value="1404.928" calcext:value-type="float">
            <text:p>1404.928</text:p>
          </table:table-cell>
          <table:table-cell table:formula="of:=[.B46]*[.B46]*[.B46]*[.B46]" office:value-type="float" office:value="15735.1936" calcext:value-type="float">
            <text:p>15735.1936</text:p>
          </table:table-cell>
          <table:table-cell table:formula="of:=2*[.E46]+3*[.D46]" office:value-type="float" office:value="3186.176" calcext:value-type="float">
            <text:p>3186.176</text:p>
          </table:table-cell>
          <table:table-cell table:formula="of:=[.E46]+[.D46]+[.B46]*100+4000" office:value-type="float" office:value="6650.368" calcext:value-type="float">
            <text:p>6650.368</text:p>
          </table:table-cell>
          <table:table-cell table:formula="of:=[.C46]-[.G46]" office:value-type="float" office:value="1554.824" calcext:value-type="float">
            <text:p>1554.8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.13" calcext:value-type="float">
            <text:p>11.13</text:p>
          </table:table-cell>
          <table:table-cell office:value-type="float" office:value="5052" calcext:value-type="float">
            <text:p>5052</text:p>
          </table:table-cell>
          <table:table-cell table:formula="of:=[.B47]*[.B47]" office:value-type="float" office:value="123.8769" calcext:value-type="float">
            <text:p>123.8769</text:p>
          </table:table-cell>
          <table:table-cell table:formula="of:=[.B47]*[.B47]*[.B47]" office:value-type="float" office:value="1378.749897" calcext:value-type="float">
            <text:p>1378.749897</text:p>
          </table:table-cell>
          <table:table-cell table:formula="of:=[.B47]*[.B47]*[.B47]*[.B47]" office:value-type="float" office:value="15345.48635361" calcext:value-type="float">
            <text:p>15345.48635361</text:p>
          </table:table-cell>
          <table:table-cell table:formula="of:=2*[.E47]+3*[.D47]" office:value-type="float" office:value="3129.130494" calcext:value-type="float">
            <text:p>3129.130494</text:p>
          </table:table-cell>
          <table:table-cell table:formula="of:=[.E47]+[.D47]+[.B47]*100+4000" office:value-type="float" office:value="6615.626797" calcext:value-type="float">
            <text:p>6615.626797</text:p>
          </table:table-cell>
          <table:table-cell table:formula="of:=[.C47]-[.G47]" office:value-type="float" office:value="1922.869506" calcext:value-type="float">
            <text:p>1922.8695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.43" calcext:value-type="float">
            <text:p>11.43</text:p>
          </table:table-cell>
          <table:table-cell office:value-type="float" office:value="6259" calcext:value-type="float">
            <text:p>6259</text:p>
          </table:table-cell>
          <table:table-cell table:formula="of:=[.B48]*[.B48]" office:value-type="float" office:value="130.6449" calcext:value-type="float">
            <text:p>130.6449</text:p>
          </table:table-cell>
          <table:table-cell table:formula="of:=[.B48]*[.B48]*[.B48]" office:value-type="float" office:value="1493.271207" calcext:value-type="float">
            <text:p>1493.271207</text:p>
          </table:table-cell>
          <table:table-cell table:formula="of:=[.B48]*[.B48]*[.B48]*[.B48]" office:value-type="float" office:value="17068.08989601" calcext:value-type="float">
            <text:p>17068.08989601</text:p>
          </table:table-cell>
          <table:table-cell table:formula="of:=2*[.E48]+3*[.D48]" office:value-type="float" office:value="3378.477114" calcext:value-type="float">
            <text:p>3378.477114</text:p>
          </table:table-cell>
          <table:table-cell table:formula="of:=[.E48]+[.D48]+[.B48]*100+4000" office:value-type="float" office:value="6766.916107" calcext:value-type="float">
            <text:p>6766.916107</text:p>
          </table:table-cell>
          <table:table-cell table:formula="of:=[.C48]-[.G48]" office:value-type="float" office:value="2880.522886" calcext:value-type="float">
            <text:p>2880.52288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075" calcext:value-type="float">
            <text:p>4075</text:p>
          </table:table-cell>
          <table:table-cell table:formula="of:=[.B49]*[.B49]" office:value-type="float" office:value="121" calcext:value-type="float">
            <text:p>121</text:p>
          </table:table-cell>
          <table:table-cell table:formula="of:=[.B49]*[.B49]*[.B49]" office:value-type="float" office:value="1331" calcext:value-type="float">
            <text:p>1331</text:p>
          </table:table-cell>
          <table:table-cell table:formula="of:=[.B49]*[.B49]*[.B49]*[.B49]" office:value-type="float" office:value="14641" calcext:value-type="float">
            <text:p>14641</text:p>
          </table:table-cell>
          <table:table-cell table:formula="of:=2*[.E49]+3*[.D49]" office:value-type="float" office:value="3025" calcext:value-type="float">
            <text:p>3025</text:p>
          </table:table-cell>
          <table:table-cell table:formula="of:=[.E49]+[.D49]+[.B49]*100+4000" office:value-type="float" office:value="6552" calcext:value-type="float">
            <text:p>6552</text:p>
          </table:table-cell>
          <table:table-cell table:formula="of:=[.C49]-[.G49]"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.84" calcext:value-type="float">
            <text:p>9.84</text:p>
          </table:table-cell>
          <table:table-cell office:value-type="float" office:value="7482" calcext:value-type="float">
            <text:p>7482</text:p>
          </table:table-cell>
          <table:table-cell table:formula="of:=[.B50]*[.B50]" office:value-type="float" office:value="96.8256" calcext:value-type="float">
            <text:p>96.8256</text:p>
          </table:table-cell>
          <table:table-cell table:formula="of:=[.B50]*[.B50]*[.B50]" office:value-type="float" office:value="952.763904" calcext:value-type="float">
            <text:p>952.763904</text:p>
          </table:table-cell>
          <table:table-cell table:formula="of:=[.B50]*[.B50]*[.B50]*[.B50]" office:value-type="float" office:value="9375.19681536" calcext:value-type="float">
            <text:p>9375.19681536</text:p>
          </table:table-cell>
          <table:table-cell table:formula="of:=2*[.E50]+3*[.D50]" office:value-type="float" office:value="2196.004608" calcext:value-type="float">
            <text:p>2196.004608</text:p>
          </table:table-cell>
          <table:table-cell table:formula="of:=[.E50]+[.D50]+[.B50]*100+4000" office:value-type="float" office:value="6033.589504" calcext:value-type="float">
            <text:p>6033.589504</text:p>
          </table:table-cell>
          <table:table-cell table:formula="of:=[.C50]-[.G50]" office:value-type="float" office:value="5285.995392" calcext:value-type="float">
            <text:p>5285.9953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13" calcext:value-type="float">
            <text:p>11.13</text:p>
          </table:table-cell>
          <table:table-cell office:value-type="float" office:value="8780" calcext:value-type="float">
            <text:p>8780</text:p>
          </table:table-cell>
          <table:table-cell table:formula="of:=[.B51]*[.B51]" office:value-type="float" office:value="123.8769" calcext:value-type="float">
            <text:p>123.8769</text:p>
          </table:table-cell>
          <table:table-cell table:formula="of:=[.B51]*[.B51]*[.B51]" office:value-type="float" office:value="1378.749897" calcext:value-type="float">
            <text:p>1378.749897</text:p>
          </table:table-cell>
          <table:table-cell table:formula="of:=[.B51]*[.B51]*[.B51]*[.B51]" office:value-type="float" office:value="15345.48635361" calcext:value-type="float">
            <text:p>15345.48635361</text:p>
          </table:table-cell>
          <table:table-cell table:formula="of:=2*[.E51]+3*[.D51]" office:value-type="float" office:value="3129.130494" calcext:value-type="float">
            <text:p>3129.130494</text:p>
          </table:table-cell>
          <table:table-cell table:formula="of:=[.E51]+[.D51]+[.B51]*100+4000" office:value-type="float" office:value="6615.626797" calcext:value-type="float">
            <text:p>6615.626797</text:p>
          </table:table-cell>
          <table:table-cell table:formula="of:=[.C51]-[.G51]" office:value-type="float" office:value="5650.869506" calcext:value-type="float">
            <text:p>5650.8695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.05" calcext:value-type="float">
            <text:p>10.05</text:p>
          </table:table-cell>
          <table:table-cell office:value-type="float" office:value="2594" calcext:value-type="float">
            <text:p>2594</text:p>
          </table:table-cell>
          <table:table-cell table:formula="of:=[.B52]*[.B52]" office:value-type="float" office:value="101.0025" calcext:value-type="float">
            <text:p>101.0025</text:p>
          </table:table-cell>
          <table:table-cell table:formula="of:=[.B52]*[.B52]*[.B52]" office:value-type="float" office:value="1015.075125" calcext:value-type="float">
            <text:p>1015.075125</text:p>
          </table:table-cell>
          <table:table-cell table:formula="of:=[.B52]*[.B52]*[.B52]*[.B52]" office:value-type="float" office:value="10201.50500625" calcext:value-type="float">
            <text:p>10201.50500625</text:p>
          </table:table-cell>
          <table:table-cell table:formula="of:=2*[.E52]+3*[.D52]" office:value-type="float" office:value="2333.15775" calcext:value-type="float">
            <text:p>2333.15775</text:p>
          </table:table-cell>
          <table:table-cell table:formula="of:=[.E52]+[.D52]+[.B52]*100+4000" office:value-type="float" office:value="6121.077625" calcext:value-type="float">
            <text:p>6121.077625</text:p>
          </table:table-cell>
          <table:table-cell table:formula="of:=[.C52]-[.G52]" office:value-type="float" office:value="260.84225" calcext:value-type="float">
            <text:p>260.842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.62" calcext:value-type="float">
            <text:p>9.62</text:p>
          </table:table-cell>
          <table:table-cell office:value-type="float" office:value="918" calcext:value-type="float">
            <text:p>918</text:p>
          </table:table-cell>
          <table:table-cell table:formula="of:=[.B53]*[.B53]" office:value-type="float" office:value="92.5444" calcext:value-type="float">
            <text:p>92.5444</text:p>
          </table:table-cell>
          <table:table-cell table:formula="of:=[.B53]*[.B53]*[.B53]" office:value-type="float" office:value="890.277128" calcext:value-type="float">
            <text:p>890.277128</text:p>
          </table:table-cell>
          <table:table-cell table:formula="of:=[.B53]*[.B53]*[.B53]*[.B53]" office:value-type="float" office:value="8564.46597136" calcext:value-type="float">
            <text:p>8564.46597136</text:p>
          </table:table-cell>
          <table:table-cell table:formula="of:=2*[.E53]+3*[.D53]" office:value-type="float" office:value="2058.187456" calcext:value-type="float">
            <text:p>2058.187456</text:p>
          </table:table-cell>
          <table:table-cell table:formula="of:=[.E53]+[.D53]+[.B53]*100+4000" office:value-type="float" office:value="5944.821528" calcext:value-type="float">
            <text:p>5944.821528</text:p>
          </table:table-cell>
          <table:table-cell table:formula="of:=[.C53]-[.G53]" office:value-type="float" office:value="-1140.187456" calcext:value-type="float">
            <text:p>-1140.1874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.93" calcext:value-type="float">
            <text:p>9.93</text:p>
          </table:table-cell>
          <table:table-cell office:value-type="float" office:value="2370" calcext:value-type="float">
            <text:p>2370</text:p>
          </table:table-cell>
          <table:table-cell table:formula="of:=[.B54]*[.B54]" office:value-type="float" office:value="98.6049" calcext:value-type="float">
            <text:p>98.6049</text:p>
          </table:table-cell>
          <table:table-cell table:formula="of:=[.B54]*[.B54]*[.B54]" office:value-type="float" office:value="979.146657" calcext:value-type="float">
            <text:p>979.146657</text:p>
          </table:table-cell>
          <table:table-cell table:formula="of:=[.B54]*[.B54]*[.B54]*[.B54]" office:value-type="float" office:value="9722.92630401" calcext:value-type="float">
            <text:p>9722.92630401</text:p>
          </table:table-cell>
          <table:table-cell table:formula="of:=2*[.E54]+3*[.D54]" office:value-type="float" office:value="2254.108014" calcext:value-type="float">
            <text:p>2254.108014</text:p>
          </table:table-cell>
          <table:table-cell table:formula="of:=[.E54]+[.D54]+[.B54]*100+4000" office:value-type="float" office:value="6070.751557" calcext:value-type="float">
            <text:p>6070.751557</text:p>
          </table:table-cell>
          <table:table-cell table:formula="of:=[.C54]-[.G54]" office:value-type="float" office:value="115.891986" calcext:value-type="float">
            <text:p>115.8919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.6" calcext:value-type="float">
            <text:p>11.6</text:p>
          </table:table-cell>
          <table:table-cell office:value-type="float" office:value="8131" calcext:value-type="float">
            <text:p>8131</text:p>
          </table:table-cell>
          <table:table-cell table:formula="of:=[.B55]*[.B55]" office:value-type="float" office:value="134.56" calcext:value-type="float">
            <text:p>134.56</text:p>
          </table:table-cell>
          <table:table-cell table:formula="of:=[.B55]*[.B55]*[.B55]" office:value-type="float" office:value="1560.896" calcext:value-type="float">
            <text:p>1560.896</text:p>
          </table:table-cell>
          <table:table-cell table:formula="of:=[.B55]*[.B55]*[.B55]*[.B55]" office:value-type="float" office:value="18106.3936" calcext:value-type="float">
            <text:p>18106.3936</text:p>
          </table:table-cell>
          <table:table-cell table:formula="of:=2*[.E55]+3*[.D55]" office:value-type="float" office:value="3525.472" calcext:value-type="float">
            <text:p>3525.472</text:p>
          </table:table-cell>
          <table:table-cell table:formula="of:=[.E55]+[.D55]+[.B55]*100+4000" office:value-type="float" office:value="6855.456" calcext:value-type="float">
            <text:p>6855.456</text:p>
          </table:table-cell>
          <table:table-cell table:formula="of:=[.C55]-[.G55]" office:value-type="float" office:value="4605.528" calcext:value-type="float">
            <text:p>4605.5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.09" calcext:value-type="float">
            <text:p>11.09</text:p>
          </table:table-cell>
          <table:table-cell office:value-type="float" office:value="6992" calcext:value-type="float">
            <text:p>6992</text:p>
          </table:table-cell>
          <table:table-cell table:formula="of:=[.B56]*[.B56]" office:value-type="float" office:value="122.9881" calcext:value-type="float">
            <text:p>122.9881</text:p>
          </table:table-cell>
          <table:table-cell table:formula="of:=[.B56]*[.B56]*[.B56]" office:value-type="float" office:value="1363.938029" calcext:value-type="float">
            <text:p>1363.938029</text:p>
          </table:table-cell>
          <table:table-cell table:formula="of:=[.B56]*[.B56]*[.B56]*[.B56]" office:value-type="float" office:value="15126.07274161" calcext:value-type="float">
            <text:p>15126.07274161</text:p>
          </table:table-cell>
          <table:table-cell table:formula="of:=2*[.E56]+3*[.D56]" office:value-type="float" office:value="3096.840358" calcext:value-type="float">
            <text:p>3096.840358</text:p>
          </table:table-cell>
          <table:table-cell table:formula="of:=[.E56]+[.D56]+[.B56]*100+4000" office:value-type="float" office:value="6595.926129" calcext:value-type="float">
            <text:p>6595.926129</text:p>
          </table:table-cell>
          <table:table-cell table:formula="of:=[.C56]-[.G56]" office:value-type="float" office:value="3895.159642" calcext:value-type="float">
            <text:p>3895.1596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.03" calcext:value-type="float">
            <text:p>11.03</text:p>
          </table:table-cell>
          <table:table-cell office:value-type="float" office:value="7956" calcext:value-type="float">
            <text:p>7956</text:p>
          </table:table-cell>
          <table:table-cell table:formula="of:=[.B57]*[.B57]" office:value-type="float" office:value="121.6609" calcext:value-type="float">
            <text:p>121.6609</text:p>
          </table:table-cell>
          <table:table-cell table:formula="of:=[.B57]*[.B57]*[.B57]" office:value-type="float" office:value="1341.919727" calcext:value-type="float">
            <text:p>1341.919727</text:p>
          </table:table-cell>
          <table:table-cell table:formula="of:=[.B57]*[.B57]*[.B57]*[.B57]" office:value-type="float" office:value="14801.37458881" calcext:value-type="float">
            <text:p>14801.37458881</text:p>
          </table:table-cell>
          <table:table-cell table:formula="of:=2*[.E57]+3*[.D57]" office:value-type="float" office:value="3048.822154" calcext:value-type="float">
            <text:p>3048.822154</text:p>
          </table:table-cell>
          <table:table-cell table:formula="of:=[.E57]+[.D57]+[.B57]*100+4000" office:value-type="float" office:value="6566.580627" calcext:value-type="float">
            <text:p>6566.580627</text:p>
          </table:table-cell>
          <table:table-cell table:formula="of:=[.C57]-[.G57]" office:value-type="float" office:value="4907.177846" calcext:value-type="float">
            <text:p>4907.17784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.47" calcext:value-type="float">
            <text:p>9.47</text:p>
          </table:table-cell>
          <table:table-cell office:value-type="float" office:value="8895" calcext:value-type="float">
            <text:p>8895</text:p>
          </table:table-cell>
          <table:table-cell table:formula="of:=[.B58]*[.B58]" office:value-type="float" office:value="89.6809" calcext:value-type="float">
            <text:p>89.6809</text:p>
          </table:table-cell>
          <table:table-cell table:formula="of:=[.B58]*[.B58]*[.B58]" office:value-type="float" office:value="849.278123" calcext:value-type="float">
            <text:p>849.278123</text:p>
          </table:table-cell>
          <table:table-cell table:formula="of:=[.B58]*[.B58]*[.B58]*[.B58]" office:value-type="float" office:value="8042.66382481" calcext:value-type="float">
            <text:p>8042.66382481</text:p>
          </table:table-cell>
          <table:table-cell table:formula="of:=2*[.E58]+3*[.D58]" office:value-type="float" office:value="1967.598946" calcext:value-type="float">
            <text:p>1967.598946</text:p>
          </table:table-cell>
          <table:table-cell table:formula="of:=[.E58]+[.D58]+[.B58]*100+4000" office:value-type="float" office:value="5885.959023" calcext:value-type="float">
            <text:p>5885.959023</text:p>
          </table:table-cell>
          <table:table-cell table:formula="of:=[.C58]-[.G58]" office:value-type="float" office:value="6927.401054" calcext:value-type="float">
            <text:p>6927.40105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93" calcext:value-type="float">
            <text:p>10.93</text:p>
          </table:table-cell>
          <table:table-cell office:value-type="float" office:value="8891" calcext:value-type="float">
            <text:p>8891</text:p>
          </table:table-cell>
          <table:table-cell table:formula="of:=[.B59]*[.B59]" office:value-type="float" office:value="119.4649" calcext:value-type="float">
            <text:p>119.4649</text:p>
          </table:table-cell>
          <table:table-cell table:formula="of:=[.B59]*[.B59]*[.B59]" office:value-type="float" office:value="1305.751357" calcext:value-type="float">
            <text:p>1305.751357</text:p>
          </table:table-cell>
          <table:table-cell table:formula="of:=[.B59]*[.B59]*[.B59]*[.B59]" office:value-type="float" office:value="14271.86233201" calcext:value-type="float">
            <text:p>14271.86233201</text:p>
          </table:table-cell>
          <table:table-cell table:formula="of:=2*[.E59]+3*[.D59]" office:value-type="float" office:value="2969.897414" calcext:value-type="float">
            <text:p>2969.897414</text:p>
          </table:table-cell>
          <table:table-cell table:formula="of:=[.E59]+[.D59]+[.B59]*100+4000" office:value-type="float" office:value="6518.216257" calcext:value-type="float">
            <text:p>6518.216257</text:p>
          </table:table-cell>
          <table:table-cell table:formula="of:=[.C59]-[.G59]" office:value-type="float" office:value="5921.102586" calcext:value-type="float">
            <text:p>5921.10258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.74" calcext:value-type="float">
            <text:p>7.74</text:p>
          </table:table-cell>
          <table:table-cell office:value-type="float" office:value="3116" calcext:value-type="float">
            <text:p>3116</text:p>
          </table:table-cell>
          <table:table-cell table:formula="of:=[.B60]*[.B60]" office:value-type="float" office:value="59.9076" calcext:value-type="float">
            <text:p>59.9076</text:p>
          </table:table-cell>
          <table:table-cell table:formula="of:=[.B60]*[.B60]*[.B60]" office:value-type="float" office:value="463.684824" calcext:value-type="float">
            <text:p>463.684824</text:p>
          </table:table-cell>
          <table:table-cell table:formula="of:=[.B60]*[.B60]*[.B60]*[.B60]" office:value-type="float" office:value="3588.92053776" calcext:value-type="float">
            <text:p>3588.92053776</text:p>
          </table:table-cell>
          <table:table-cell table:formula="of:=2*[.E60]+3*[.D60]" office:value-type="float" office:value="1107.092448" calcext:value-type="float">
            <text:p>1107.092448</text:p>
          </table:table-cell>
          <table:table-cell table:formula="of:=[.E60]+[.D60]+[.B60]*100+4000" office:value-type="float" office:value="5297.592424" calcext:value-type="float">
            <text:p>5297.592424</text:p>
          </table:table-cell>
          <table:table-cell table:formula="of:=[.C60]-[.G60]" office:value-type="float" office:value="2008.907552" calcext:value-type="float">
            <text:p>2008.9075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5" calcext:value-type="float">
            <text:p>8.5</text:p>
          </table:table-cell>
          <table:table-cell office:value-type="float" office:value="3930" calcext:value-type="float">
            <text:p>3930</text:p>
          </table:table-cell>
          <table:table-cell table:formula="of:=[.B61]*[.B61]" office:value-type="float" office:value="72.25" calcext:value-type="float">
            <text:p>72.25</text:p>
          </table:table-cell>
          <table:table-cell table:formula="of:=[.B61]*[.B61]*[.B61]" office:value-type="float" office:value="614.125" calcext:value-type="float">
            <text:p>614.125</text:p>
          </table:table-cell>
          <table:table-cell table:formula="of:=[.B61]*[.B61]*[.B61]*[.B61]" office:value-type="float" office:value="5220.0625" calcext:value-type="float">
            <text:p>5220.0625</text:p>
          </table:table-cell>
          <table:table-cell table:formula="of:=2*[.E61]+3*[.D61]" office:value-type="float" office:value="1445" calcext:value-type="float">
            <text:p>1445</text:p>
          </table:table-cell>
          <table:table-cell table:formula="of:=[.E61]+[.D61]+[.B61]*100+4000" office:value-type="float" office:value="5536.375" calcext:value-type="float">
            <text:p>5536.375</text:p>
          </table:table-cell>
          <table:table-cell table:formula="of:=[.C61]-[.G61]" office:value-type="float" office:value="2485" calcext:value-type="float">
            <text:p>24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.57" calcext:value-type="float">
            <text:p>10.57</text:p>
          </table:table-cell>
          <table:table-cell office:value-type="float" office:value="7869" calcext:value-type="float">
            <text:p>7869</text:p>
          </table:table-cell>
          <table:table-cell table:formula="of:=[.B62]*[.B62]" office:value-type="float" office:value="111.7249" calcext:value-type="float">
            <text:p>111.7249</text:p>
          </table:table-cell>
          <table:table-cell table:formula="of:=[.B62]*[.B62]*[.B62]" office:value-type="float" office:value="1180.932193" calcext:value-type="float">
            <text:p>1180.932193</text:p>
          </table:table-cell>
          <table:table-cell table:formula="of:=[.B62]*[.B62]*[.B62]*[.B62]" office:value-type="float" office:value="12482.45328001" calcext:value-type="float">
            <text:p>12482.45328001</text:p>
          </table:table-cell>
          <table:table-cell table:formula="of:=2*[.E62]+3*[.D62]" office:value-type="float" office:value="2697.039086" calcext:value-type="float">
            <text:p>2697.039086</text:p>
          </table:table-cell>
          <table:table-cell table:formula="of:=[.E62]+[.D62]+[.B62]*100+4000" office:value-type="float" office:value="6349.657093" calcext:value-type="float">
            <text:p>6349.657093</text:p>
          </table:table-cell>
          <table:table-cell table:formula="of:=[.C62]-[.G62]" office:value-type="float" office:value="5171.960914" calcext:value-type="float">
            <text:p>5171.9609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.46" calcext:value-type="float">
            <text:p>9.46</text:p>
          </table:table-cell>
          <table:table-cell office:value-type="float" office:value="611" calcext:value-type="float">
            <text:p>611</text:p>
          </table:table-cell>
          <table:table-cell table:formula="of:=[.B63]*[.B63]" office:value-type="float" office:value="89.4916" calcext:value-type="float">
            <text:p>89.4916</text:p>
          </table:table-cell>
          <table:table-cell table:formula="of:=[.B63]*[.B63]*[.B63]" office:value-type="float" office:value="846.590536" calcext:value-type="float">
            <text:p>846.590536</text:p>
          </table:table-cell>
          <table:table-cell table:formula="of:=[.B63]*[.B63]*[.B63]*[.B63]" office:value-type="float" office:value="8008.74647056" calcext:value-type="float">
            <text:p>8008.74647056</text:p>
          </table:table-cell>
          <table:table-cell table:formula="of:=2*[.E63]+3*[.D63]" office:value-type="float" office:value="1961.655872" calcext:value-type="float">
            <text:p>1961.655872</text:p>
          </table:table-cell>
          <table:table-cell table:formula="of:=[.E63]+[.D63]+[.B63]*100+4000" office:value-type="float" office:value="5882.082136" calcext:value-type="float">
            <text:p>5882.082136</text:p>
          </table:table-cell>
          <table:table-cell table:formula="of:=[.C63]-[.G63]" office:value-type="float" office:value="-1350.655872" calcext:value-type="float">
            <text:p>-1350.6558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.33" calcext:value-type="float">
            <text:p>7.33</text:p>
          </table:table-cell>
          <table:table-cell office:value-type="float" office:value="3000" calcext:value-type="float">
            <text:p>3000</text:p>
          </table:table-cell>
          <table:table-cell table:formula="of:=[.B64]*[.B64]" office:value-type="float" office:value="53.7289" calcext:value-type="float">
            <text:p>53.7289</text:p>
          </table:table-cell>
          <table:table-cell table:formula="of:=[.B64]*[.B64]*[.B64]" office:value-type="float" office:value="393.832837" calcext:value-type="float">
            <text:p>393.832837</text:p>
          </table:table-cell>
          <table:table-cell table:formula="of:=[.B64]*[.B64]*[.B64]*[.B64]" office:value-type="float" office:value="2886.79469521" calcext:value-type="float">
            <text:p>2886.79469521</text:p>
          </table:table-cell>
          <table:table-cell table:formula="of:=2*[.E64]+3*[.D64]" office:value-type="float" office:value="948.852374" calcext:value-type="float">
            <text:p>948.852374</text:p>
          </table:table-cell>
          <table:table-cell table:formula="of:=[.E64]+[.D64]+[.B64]*100+4000" office:value-type="float" office:value="5180.561737" calcext:value-type="float">
            <text:p>5180.561737</text:p>
          </table:table-cell>
          <table:table-cell table:formula="of:=[.C64]-[.G64]" office:value-type="float" office:value="2051.147626" calcext:value-type="float">
            <text:p>2051.1476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.11" calcext:value-type="float">
            <text:p>7.11</text:p>
          </table:table-cell>
          <table:table-cell office:value-type="float" office:value="3472" calcext:value-type="float">
            <text:p>3472</text:p>
          </table:table-cell>
          <table:table-cell table:formula="of:=[.B65]*[.B65]" office:value-type="float" office:value="50.5521" calcext:value-type="float">
            <text:p>50.5521</text:p>
          </table:table-cell>
          <table:table-cell table:formula="of:=[.B65]*[.B65]*[.B65]" office:value-type="float" office:value="359.425431" calcext:value-type="float">
            <text:p>359.425431</text:p>
          </table:table-cell>
          <table:table-cell table:formula="of:=[.B65]*[.B65]*[.B65]*[.B65]" office:value-type="float" office:value="2555.51481441" calcext:value-type="float">
            <text:p>2555.51481441</text:p>
          </table:table-cell>
          <table:table-cell table:formula="of:=2*[.E65]+3*[.D65]" office:value-type="float" office:value="870.507162" calcext:value-type="float">
            <text:p>870.507162</text:p>
          </table:table-cell>
          <table:table-cell table:formula="of:=[.E65]+[.D65]+[.B65]*100+4000" office:value-type="float" office:value="5120.977531" calcext:value-type="float">
            <text:p>5120.977531</text:p>
          </table:table-cell>
          <table:table-cell table:formula="of:=[.C65]-[.G65]" office:value-type="float" office:value="2601.492838" calcext:value-type="float">
            <text:p>2601.49283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.58" calcext:value-type="float">
            <text:p>7.58</text:p>
          </table:table-cell>
          <table:table-cell office:value-type="float" office:value="3582" calcext:value-type="float">
            <text:p>3582</text:p>
          </table:table-cell>
          <table:table-cell table:formula="of:=[.B66]*[.B66]" office:value-type="float" office:value="57.4564" calcext:value-type="float">
            <text:p>57.4564</text:p>
          </table:table-cell>
          <table:table-cell table:formula="of:=[.B66]*[.B66]*[.B66]" office:value-type="float" office:value="435.519512" calcext:value-type="float">
            <text:p>435.519512</text:p>
          </table:table-cell>
          <table:table-cell table:formula="of:=[.B66]*[.B66]*[.B66]*[.B66]" office:value-type="float" office:value="3301.23790096" calcext:value-type="float">
            <text:p>3301.23790096</text:p>
          </table:table-cell>
          <table:table-cell table:formula="of:=2*[.E66]+3*[.D66]" office:value-type="float" office:value="1043.408224" calcext:value-type="float">
            <text:p>1043.408224</text:p>
          </table:table-cell>
          <table:table-cell table:formula="of:=[.E66]+[.D66]+[.B66]*100+4000" office:value-type="float" office:value="5250.975912" calcext:value-type="float">
            <text:p>5250.975912</text:p>
          </table:table-cell>
          <table:table-cell table:formula="of:=[.C66]-[.G66]" office:value-type="float" office:value="2538.591776" calcext:value-type="float">
            <text:p>2538.59177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84" calcext:value-type="float">
            <text:p>6.84</text:p>
          </table:table-cell>
          <table:table-cell office:value-type="float" office:value="3643" calcext:value-type="float">
            <text:p>3643</text:p>
          </table:table-cell>
          <table:table-cell table:formula="of:=[.B67]*[.B67]" office:value-type="float" office:value="46.7856" calcext:value-type="float">
            <text:p>46.7856</text:p>
          </table:table-cell>
          <table:table-cell table:formula="of:=[.B67]*[.B67]*[.B67]" office:value-type="float" office:value="320.013504" calcext:value-type="float">
            <text:p>320.013504</text:p>
          </table:table-cell>
          <table:table-cell table:formula="of:=[.B67]*[.B67]*[.B67]*[.B67]" office:value-type="float" office:value="2188.89236736" calcext:value-type="float">
            <text:p>2188.89236736</text:p>
          </table:table-cell>
          <table:table-cell table:formula="of:=2*[.E67]+3*[.D67]" office:value-type="float" office:value="780.383808" calcext:value-type="float">
            <text:p>780.383808</text:p>
          </table:table-cell>
          <table:table-cell table:formula="of:=[.E67]+[.D67]+[.B67]*100+4000" office:value-type="float" office:value="5050.799104" calcext:value-type="float">
            <text:p>5050.799104</text:p>
          </table:table-cell>
          <table:table-cell table:formula="of:=[.C67]-[.G67]" office:value-type="float" office:value="2862.616192" calcext:value-type="float">
            <text:p>2862.61619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.6" calcext:value-type="float">
            <text:p>8.6</text:p>
          </table:table-cell>
          <table:table-cell office:value-type="float" office:value="1656" calcext:value-type="float">
            <text:p>1656</text:p>
          </table:table-cell>
          <table:table-cell table:formula="of:=[.B68]*[.B68]" office:value-type="float" office:value="73.96" calcext:value-type="float">
            <text:p>73.96</text:p>
          </table:table-cell>
          <table:table-cell table:formula="of:=[.B68]*[.B68]*[.B68]" office:value-type="float" office:value="636.056" calcext:value-type="float">
            <text:p>636.056</text:p>
          </table:table-cell>
          <table:table-cell table:formula="of:=[.B68]*[.B68]*[.B68]*[.B68]" office:value-type="float" office:value="5470.0816" calcext:value-type="float">
            <text:p>5470.0816</text:p>
          </table:table-cell>
          <table:table-cell table:formula="of:=2*[.E68]+3*[.D68]" office:value-type="float" office:value="1493.992" calcext:value-type="float">
            <text:p>1493.992</text:p>
          </table:table-cell>
          <table:table-cell table:formula="of:=[.E68]+[.D68]+[.B68]*100+4000" office:value-type="float" office:value="5570.016" calcext:value-type="float">
            <text:p>5570.016</text:p>
          </table:table-cell>
          <table:table-cell table:formula="of:=[.C68]-[.G68]" office:value-type="float" office:value="162.008" calcext:value-type="float">
            <text:p>162.00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.88" calcext:value-type="float">
            <text:p>8.88</text:p>
          </table:table-cell>
          <table:table-cell office:value-type="float" office:value="6860" calcext:value-type="float">
            <text:p>6860</text:p>
          </table:table-cell>
          <table:table-cell table:formula="of:=[.B69]*[.B69]" office:value-type="float" office:value="78.8544" calcext:value-type="float">
            <text:p>78.8544</text:p>
          </table:table-cell>
          <table:table-cell table:formula="of:=[.B69]*[.B69]*[.B69]" office:value-type="float" office:value="700.227072" calcext:value-type="float">
            <text:p>700.227072</text:p>
          </table:table-cell>
          <table:table-cell table:formula="of:=[.B69]*[.B69]*[.B69]*[.B69]" office:value-type="float" office:value="6218.01639936" calcext:value-type="float">
            <text:p>6218.01639936</text:p>
          </table:table-cell>
          <table:table-cell table:formula="of:=2*[.E69]+3*[.D69]" office:value-type="float" office:value="1637.017344" calcext:value-type="float">
            <text:p>1637.017344</text:p>
          </table:table-cell>
          <table:table-cell table:formula="of:=[.E69]+[.D69]+[.B69]*100+4000" office:value-type="float" office:value="5667.081472" calcext:value-type="float">
            <text:p>5667.081472</text:p>
          </table:table-cell>
          <table:table-cell table:formula="of:=[.C69]-[.G69]" office:value-type="float" office:value="5222.982656" calcext:value-type="float">
            <text:p>5222.9826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.54" calcext:value-type="float">
            <text:p>7.54</text:p>
          </table:table-cell>
          <table:table-cell office:value-type="float" office:value="4199" calcext:value-type="float">
            <text:p>4199</text:p>
          </table:table-cell>
          <table:table-cell table:formula="of:=[.B70]*[.B70]" office:value-type="float" office:value="56.8516" calcext:value-type="float">
            <text:p>56.8516</text:p>
          </table:table-cell>
          <table:table-cell table:formula="of:=[.B70]*[.B70]*[.B70]" office:value-type="float" office:value="428.661064" calcext:value-type="float">
            <text:p>428.661064</text:p>
          </table:table-cell>
          <table:table-cell table:formula="of:=[.B70]*[.B70]*[.B70]*[.B70]" office:value-type="float" office:value="3232.10442256" calcext:value-type="float">
            <text:p>3232.10442256</text:p>
          </table:table-cell>
          <table:table-cell table:formula="of:=2*[.E70]+3*[.D70]" office:value-type="float" office:value="1027.876928" calcext:value-type="float">
            <text:p>1027.876928</text:p>
          </table:table-cell>
          <table:table-cell table:formula="of:=[.E70]+[.D70]+[.B70]*100+4000" office:value-type="float" office:value="5239.512664" calcext:value-type="float">
            <text:p>5239.512664</text:p>
          </table:table-cell>
          <table:table-cell table:formula="of:=[.C70]-[.G70]" office:value-type="float" office:value="3171.123072" calcext:value-type="float">
            <text:p>3171.1230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64" calcext:value-type="float">
            <text:p>7.64</text:p>
          </table:table-cell>
          <table:table-cell office:value-type="float" office:value="5134" calcext:value-type="float">
            <text:p>5134</text:p>
          </table:table-cell>
          <table:table-cell table:formula="of:=[.B71]*[.B71]" office:value-type="float" office:value="58.3696" calcext:value-type="float">
            <text:p>58.3696</text:p>
          </table:table-cell>
          <table:table-cell table:formula="of:=[.B71]*[.B71]*[.B71]" office:value-type="float" office:value="445.943744" calcext:value-type="float">
            <text:p>445.943744</text:p>
          </table:table-cell>
          <table:table-cell table:formula="of:=[.B71]*[.B71]*[.B71]*[.B71]" office:value-type="float" office:value="3407.01020416" calcext:value-type="float">
            <text:p>3407.01020416</text:p>
          </table:table-cell>
          <table:table-cell table:formula="of:=2*[.E71]+3*[.D71]" office:value-type="float" office:value="1066.996288" calcext:value-type="float">
            <text:p>1066.996288</text:p>
          </table:table-cell>
          <table:table-cell table:formula="of:=[.E71]+[.D71]+[.B71]*100+4000" office:value-type="float" office:value="5268.313344" calcext:value-type="float">
            <text:p>5268.313344</text:p>
          </table:table-cell>
          <table:table-cell table:formula="of:=[.C71]-[.G71]" office:value-type="float" office:value="4067.003712" calcext:value-type="float">
            <text:p>4067.0037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.64" calcext:value-type="float">
            <text:p>7.64</text:p>
          </table:table-cell>
          <table:table-cell office:value-type="float" office:value="5134" calcext:value-type="float">
            <text:p>5134</text:p>
          </table:table-cell>
          <table:table-cell table:formula="of:=[.B72]*[.B72]" office:value-type="float" office:value="58.3696" calcext:value-type="float">
            <text:p>58.3696</text:p>
          </table:table-cell>
          <table:table-cell table:formula="of:=[.B72]*[.B72]*[.B72]" office:value-type="float" office:value="445.943744" calcext:value-type="float">
            <text:p>445.943744</text:p>
          </table:table-cell>
          <table:table-cell table:formula="of:=[.B72]*[.B72]*[.B72]*[.B72]" office:value-type="float" office:value="3407.01020416" calcext:value-type="float">
            <text:p>3407.01020416</text:p>
          </table:table-cell>
          <table:table-cell table:formula="of:=2*[.E72]+3*[.D72]" office:value-type="float" office:value="1066.996288" calcext:value-type="float">
            <text:p>1066.996288</text:p>
          </table:table-cell>
          <table:table-cell table:formula="of:=[.E72]+[.D72]+[.B72]*100+4000" office:value-type="float" office:value="5268.313344" calcext:value-type="float">
            <text:p>5268.313344</text:p>
          </table:table-cell>
          <table:table-cell table:formula="of:=[.C72]-[.G72]" office:value-type="float" office:value="4067.003712" calcext:value-type="float">
            <text:p>4067.0037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.42" calcext:value-type="float">
            <text:p>7.42</text:p>
          </table:table-cell>
          <table:table-cell office:value-type="float" office:value="1890" calcext:value-type="float">
            <text:p>1890</text:p>
          </table:table-cell>
          <table:table-cell table:formula="of:=[.B73]*[.B73]" office:value-type="float" office:value="55.0564" calcext:value-type="float">
            <text:p>55.0564</text:p>
          </table:table-cell>
          <table:table-cell table:formula="of:=[.B73]*[.B73]*[.B73]" office:value-type="float" office:value="408.518488" calcext:value-type="float">
            <text:p>408.518488</text:p>
          </table:table-cell>
          <table:table-cell table:formula="of:=[.B73]*[.B73]*[.B73]*[.B73]" office:value-type="float" office:value="3031.20718096" calcext:value-type="float">
            <text:p>3031.20718096</text:p>
          </table:table-cell>
          <table:table-cell table:formula="of:=2*[.E73]+3*[.D73]" office:value-type="float" office:value="982.206176" calcext:value-type="float">
            <text:p>982.206176</text:p>
          </table:table-cell>
          <table:table-cell table:formula="of:=[.E73]+[.D73]+[.B73]*100+4000" office:value-type="float" office:value="5205.574888" calcext:value-type="float">
            <text:p>5205.574888</text:p>
          </table:table-cell>
          <table:table-cell table:formula="of:=[.C73]-[.G73]" office:value-type="float" office:value="907.793824" calcext:value-type="float">
            <text:p>907.7938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69" calcext:value-type="float">
            <text:p>6.69</text:p>
          </table:table-cell>
          <table:table-cell office:value-type="float" office:value="4443" calcext:value-type="float">
            <text:p>4443</text:p>
          </table:table-cell>
          <table:table-cell table:formula="of:=[.B74]*[.B74]" office:value-type="float" office:value="44.7561" calcext:value-type="float">
            <text:p>44.7561</text:p>
          </table:table-cell>
          <table:table-cell table:formula="of:=[.B74]*[.B74]*[.B74]" office:value-type="float" office:value="299.418309" calcext:value-type="float">
            <text:p>299.418309</text:p>
          </table:table-cell>
          <table:table-cell table:formula="of:=[.B74]*[.B74]*[.B74]*[.B74]" office:value-type="float" office:value="2003.10848721" calcext:value-type="float">
            <text:p>2003.10848721</text:p>
          </table:table-cell>
          <table:table-cell table:formula="of:=2*[.E74]+3*[.D74]" office:value-type="float" office:value="733.104918" calcext:value-type="float">
            <text:p>733.104918</text:p>
          </table:table-cell>
          <table:table-cell table:formula="of:=[.E74]+[.D74]+[.B74]*100+4000" office:value-type="float" office:value="5013.174409" calcext:value-type="float">
            <text:p>5013.174409</text:p>
          </table:table-cell>
          <table:table-cell table:formula="of:=[.C74]-[.G74]" office:value-type="float" office:value="3709.895082" calcext:value-type="float">
            <text:p>3709.89508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74" calcext:value-type="float">
            <text:p>6.74</text:p>
          </table:table-cell>
          <table:table-cell office:value-type="float" office:value="3485" calcext:value-type="float">
            <text:p>3485</text:p>
          </table:table-cell>
          <table:table-cell table:formula="of:=[.B75]*[.B75]" office:value-type="float" office:value="45.4276" calcext:value-type="float">
            <text:p>45.4276</text:p>
          </table:table-cell>
          <table:table-cell table:formula="of:=[.B75]*[.B75]*[.B75]" office:value-type="float" office:value="306.182024" calcext:value-type="float">
            <text:p>306.182024</text:p>
          </table:table-cell>
          <table:table-cell table:formula="of:=[.B75]*[.B75]*[.B75]*[.B75]" office:value-type="float" office:value="2063.66684176" calcext:value-type="float">
            <text:p>2063.66684176</text:p>
          </table:table-cell>
          <table:table-cell table:formula="of:=2*[.E75]+3*[.D75]" office:value-type="float" office:value="748.646848" calcext:value-type="float">
            <text:p>748.646848</text:p>
          </table:table-cell>
          <table:table-cell table:formula="of:=[.E75]+[.D75]+[.B75]*100+4000" office:value-type="float" office:value="5025.609624" calcext:value-type="float">
            <text:p>5025.609624</text:p>
          </table:table-cell>
          <table:table-cell table:formula="of:=[.C75]-[.G75]" office:value-type="float" office:value="2736.353152" calcext:value-type="float">
            <text:p>2736.35315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.09" calcext:value-type="float">
            <text:p>10.09</text:p>
          </table:table-cell>
          <table:table-cell office:value-type="float" office:value="8043" calcext:value-type="float">
            <text:p>8043</text:p>
          </table:table-cell>
          <table:table-cell table:formula="of:=[.B76]*[.B76]" office:value-type="float" office:value="101.8081" calcext:value-type="float">
            <text:p>101.8081</text:p>
          </table:table-cell>
          <table:table-cell table:formula="of:=[.B76]*[.B76]*[.B76]" office:value-type="float" office:value="1027.243729" calcext:value-type="float">
            <text:p>1027.243729</text:p>
          </table:table-cell>
          <table:table-cell table:formula="of:=[.B76]*[.B76]*[.B76]*[.B76]" office:value-type="float" office:value="10364.88922561" calcext:value-type="float">
            <text:p>10364.88922561</text:p>
          </table:table-cell>
          <table:table-cell table:formula="of:=2*[.E76]+3*[.D76]" office:value-type="float" office:value="2359.911758" calcext:value-type="float">
            <text:p>2359.911758</text:p>
          </table:table-cell>
          <table:table-cell table:formula="of:=[.E76]+[.D76]+[.B76]*100+4000" office:value-type="float" office:value="6138.051829" calcext:value-type="float">
            <text:p>6138.051829</text:p>
          </table:table-cell>
          <table:table-cell table:formula="of:=[.C76]-[.G76]" office:value-type="float" office:value="5683.088242" calcext:value-type="float">
            <text:p>5683.08824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.81" calcext:value-type="float">
            <text:p>8.81</text:p>
          </table:table-cell>
          <table:table-cell office:value-type="float" office:value="6686" calcext:value-type="float">
            <text:p>6686</text:p>
          </table:table-cell>
          <table:table-cell table:formula="of:=[.B77]*[.B77]" office:value-type="float" office:value="77.6161" calcext:value-type="float">
            <text:p>77.6161</text:p>
          </table:table-cell>
          <table:table-cell table:formula="of:=[.B77]*[.B77]*[.B77]" office:value-type="float" office:value="683.797841" calcext:value-type="float">
            <text:p>683.797841</text:p>
          </table:table-cell>
          <table:table-cell table:formula="of:=[.B77]*[.B77]*[.B77]*[.B77]" office:value-type="float" office:value="6024.25897921" calcext:value-type="float">
            <text:p>6024.25897921</text:p>
          </table:table-cell>
          <table:table-cell table:formula="of:=2*[.E77]+3*[.D77]" office:value-type="float" office:value="1600.443982" calcext:value-type="float">
            <text:p>1600.443982</text:p>
          </table:table-cell>
          <table:table-cell table:formula="of:=[.E77]+[.D77]+[.B77]*100+4000" office:value-type="float" office:value="5642.413941" calcext:value-type="float">
            <text:p>5642.413941</text:p>
          </table:table-cell>
          <table:table-cell table:formula="of:=[.C77]-[.G77]" office:value-type="float" office:value="5085.556018" calcext:value-type="float">
            <text:p>5085.5560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.4" calcext:value-type="float">
            <text:p>8.4</text:p>
          </table:table-cell>
          <table:table-cell office:value-type="float" office:value="6565" calcext:value-type="float">
            <text:p>6565</text:p>
          </table:table-cell>
          <table:table-cell table:formula="of:=[.B78]*[.B78]" office:value-type="float" office:value="70.56" calcext:value-type="float">
            <text:p>70.56</text:p>
          </table:table-cell>
          <table:table-cell table:formula="of:=[.B78]*[.B78]*[.B78]" office:value-type="float" office:value="592.704" calcext:value-type="float">
            <text:p>592.704</text:p>
          </table:table-cell>
          <table:table-cell table:formula="of:=[.B78]*[.B78]*[.B78]*[.B78]" office:value-type="float" office:value="4978.7136" calcext:value-type="float">
            <text:p>4978.7136</text:p>
          </table:table-cell>
          <table:table-cell table:formula="of:=2*[.E78]+3*[.D78]" office:value-type="float" office:value="1397.088" calcext:value-type="float">
            <text:p>1397.088</text:p>
          </table:table-cell>
          <table:table-cell table:formula="of:=[.E78]+[.D78]+[.B78]*100+4000" office:value-type="float" office:value="5503.264" calcext:value-type="float">
            <text:p>5503.264</text:p>
          </table:table-cell>
          <table:table-cell table:formula="of:=[.C78]-[.G78]" office:value-type="float" office:value="5167.912" calcext:value-type="float">
            <text:p>5167.9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.92" calcext:value-type="float">
            <text:p>7.92</text:p>
          </table:table-cell>
          <table:table-cell office:value-type="float" office:value="6477" calcext:value-type="float">
            <text:p>6477</text:p>
          </table:table-cell>
          <table:table-cell table:formula="of:=[.B79]*[.B79]" office:value-type="float" office:value="62.7264" calcext:value-type="float">
            <text:p>62.7264</text:p>
          </table:table-cell>
          <table:table-cell table:formula="of:=[.B79]*[.B79]*[.B79]" office:value-type="float" office:value="496.793088" calcext:value-type="float">
            <text:p>496.793088</text:p>
          </table:table-cell>
          <table:table-cell table:formula="of:=[.B79]*[.B79]*[.B79]*[.B79]" office:value-type="float" office:value="3934.60125696" calcext:value-type="float">
            <text:p>3934.60125696</text:p>
          </table:table-cell>
          <table:table-cell table:formula="of:=2*[.E79]+3*[.D79]" office:value-type="float" office:value="1181.765376" calcext:value-type="float">
            <text:p>1181.765376</text:p>
          </table:table-cell>
          <table:table-cell table:formula="of:=[.E79]+[.D79]+[.B79]*100+4000" office:value-type="float" office:value="5351.519488" calcext:value-type="float">
            <text:p>5351.519488</text:p>
          </table:table-cell>
          <table:table-cell table:formula="of:=[.C79]-[.G79]" office:value-type="float" office:value="5295.234624" calcext:value-type="float">
            <text:p>5295.2346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.43" calcext:value-type="float">
            <text:p>8.43</text:p>
          </table:table-cell>
          <table:table-cell office:value-type="float" office:value="5811" calcext:value-type="float">
            <text:p>5811</text:p>
          </table:table-cell>
          <table:table-cell table:formula="of:=[.B80]*[.B80]" office:value-type="float" office:value="71.0649" calcext:value-type="float">
            <text:p>71.0649</text:p>
          </table:table-cell>
          <table:table-cell table:formula="of:=[.B80]*[.B80]*[.B80]" office:value-type="float" office:value="599.077107" calcext:value-type="float">
            <text:p>599.077107</text:p>
          </table:table-cell>
          <table:table-cell table:formula="of:=[.B80]*[.B80]*[.B80]*[.B80]" office:value-type="float" office:value="5050.22001201" calcext:value-type="float">
            <text:p>5050.22001201</text:p>
          </table:table-cell>
          <table:table-cell table:formula="of:=2*[.E80]+3*[.D80]" office:value-type="float" office:value="1411.348914" calcext:value-type="float">
            <text:p>1411.348914</text:p>
          </table:table-cell>
          <table:table-cell table:formula="of:=[.E80]+[.D80]+[.B80]*100+4000" office:value-type="float" office:value="5513.142007" calcext:value-type="float">
            <text:p>5513.142007</text:p>
          </table:table-cell>
          <table:table-cell table:formula="of:=[.C80]-[.G80]" office:value-type="float" office:value="4399.651086" calcext:value-type="float">
            <text:p>4399.6510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78" calcext:value-type="float">
            <text:p>8.78</text:p>
          </table:table-cell>
          <table:table-cell office:value-type="float" office:value="6573" calcext:value-type="float">
            <text:p>6573</text:p>
          </table:table-cell>
          <table:table-cell table:formula="of:=[.B81]*[.B81]" office:value-type="float" office:value="77.0884" calcext:value-type="float">
            <text:p>77.0884</text:p>
          </table:table-cell>
          <table:table-cell table:formula="of:=[.B81]*[.B81]*[.B81]" office:value-type="float" office:value="676.836152" calcext:value-type="float">
            <text:p>676.836152</text:p>
          </table:table-cell>
          <table:table-cell table:formula="of:=[.B81]*[.B81]*[.B81]*[.B81]" office:value-type="float" office:value="5942.62141456" calcext:value-type="float">
            <text:p>5942.62141456</text:p>
          </table:table-cell>
          <table:table-cell table:formula="of:=2*[.E81]+3*[.D81]" office:value-type="float" office:value="1584.937504" calcext:value-type="float">
            <text:p>1584.937504</text:p>
          </table:table-cell>
          <table:table-cell table:formula="of:=[.E81]+[.D81]+[.B81]*100+4000" office:value-type="float" office:value="5631.924552" calcext:value-type="float">
            <text:p>5631.924552</text:p>
          </table:table-cell>
          <table:table-cell table:formula="of:=[.C81]-[.G81]" office:value-type="float" office:value="4988.062496" calcext:value-type="float">
            <text:p>4988.0624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.76" calcext:value-type="float">
            <text:p>8.76</text:p>
          </table:table-cell>
          <table:table-cell office:value-type="float" office:value="3942" calcext:value-type="float">
            <text:p>3942</text:p>
          </table:table-cell>
          <table:table-cell table:formula="of:=[.B82]*[.B82]" office:value-type="float" office:value="76.7376" calcext:value-type="float">
            <text:p>76.7376</text:p>
          </table:table-cell>
          <table:table-cell table:formula="of:=[.B82]*[.B82]*[.B82]" office:value-type="float" office:value="672.221376" calcext:value-type="float">
            <text:p>672.221376</text:p>
          </table:table-cell>
          <table:table-cell table:formula="of:=[.B82]*[.B82]*[.B82]*[.B82]" office:value-type="float" office:value="5888.65925376" calcext:value-type="float">
            <text:p>5888.65925376</text:p>
          </table:table-cell>
          <table:table-cell table:formula="of:=2*[.E82]+3*[.D82]" office:value-type="float" office:value="1574.655552" calcext:value-type="float">
            <text:p>1574.655552</text:p>
          </table:table-cell>
          <table:table-cell table:formula="of:=[.E82]+[.D82]+[.B82]*100+4000" office:value-type="float" office:value="5624.958976" calcext:value-type="float">
            <text:p>5624.958976</text:p>
          </table:table-cell>
          <table:table-cell table:formula="of:=[.C82]-[.G82]" office:value-type="float" office:value="2367.344448" calcext:value-type="float">
            <text:p>2367.3444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.29" calcext:value-type="float">
            <text:p>10.29</text:p>
          </table:table-cell>
          <table:table-cell office:value-type="float" office:value="5449" calcext:value-type="float">
            <text:p>5449</text:p>
          </table:table-cell>
          <table:table-cell table:formula="of:=[.B83]*[.B83]" office:value-type="float" office:value="105.8841" calcext:value-type="float">
            <text:p>105.8841</text:p>
          </table:table-cell>
          <table:table-cell table:formula="of:=[.B83]*[.B83]*[.B83]" office:value-type="float" office:value="1089.547389" calcext:value-type="float">
            <text:p>1089.547389</text:p>
          </table:table-cell>
          <table:table-cell table:formula="of:=[.B83]*[.B83]*[.B83]*[.B83]" office:value-type="float" office:value="11211.44263281" calcext:value-type="float">
            <text:p>11211.44263281</text:p>
          </table:table-cell>
          <table:table-cell table:formula="of:=2*[.E83]+3*[.D83]" office:value-type="float" office:value="2496.747078" calcext:value-type="float">
            <text:p>2496.747078</text:p>
          </table:table-cell>
          <table:table-cell table:formula="of:=[.E83]+[.D83]+[.B83]*100+4000" office:value-type="float" office:value="6224.431489" calcext:value-type="float">
            <text:p>6224.431489</text:p>
          </table:table-cell>
          <table:table-cell table:formula="of:=[.C83]-[.G83]" office:value-type="float" office:value="2952.252922" calcext:value-type="float">
            <text:p>2952.2529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38" calcext:value-type="float">
            <text:p>6.38</text:p>
          </table:table-cell>
          <table:table-cell office:value-type="float" office:value="2847" calcext:value-type="float">
            <text:p>2847</text:p>
          </table:table-cell>
          <table:table-cell table:formula="of:=[.B84]*[.B84]" office:value-type="float" office:value="40.7044" calcext:value-type="float">
            <text:p>40.7044</text:p>
          </table:table-cell>
          <table:table-cell table:formula="of:=[.B84]*[.B84]*[.B84]" office:value-type="float" office:value="259.694072" calcext:value-type="float">
            <text:p>259.694072</text:p>
          </table:table-cell>
          <table:table-cell table:formula="of:=[.B84]*[.B84]*[.B84]*[.B84]" office:value-type="float" office:value="1656.84817936" calcext:value-type="float">
            <text:p>1656.84817936</text:p>
          </table:table-cell>
          <table:table-cell table:formula="of:=2*[.E84]+3*[.D84]" office:value-type="float" office:value="641.501344" calcext:value-type="float">
            <text:p>641.501344</text:p>
          </table:table-cell>
          <table:table-cell table:formula="of:=[.E84]+[.D84]+[.B84]*100+4000" office:value-type="float" office:value="4938.398472" calcext:value-type="float">
            <text:p>4938.398472</text:p>
          </table:table-cell>
          <table:table-cell table:formula="of:=[.C84]-[.G84]" office:value-type="float" office:value="2205.498656" calcext:value-type="float">
            <text:p>2205.4986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.1" calcext:value-type="float">
            <text:p>8.1</text:p>
          </table:table-cell>
          <table:table-cell office:value-type="float" office:value="5795" calcext:value-type="float">
            <text:p>5795</text:p>
          </table:table-cell>
          <table:table-cell table:formula="of:=[.B85]*[.B85]" office:value-type="float" office:value="65.61" calcext:value-type="float">
            <text:p>65.61</text:p>
          </table:table-cell>
          <table:table-cell table:formula="of:=[.B85]*[.B85]*[.B85]" office:value-type="float" office:value="531.441" calcext:value-type="float">
            <text:p>531.441</text:p>
          </table:table-cell>
          <table:table-cell table:formula="of:=[.B85]*[.B85]*[.B85]*[.B85]" office:value-type="float" office:value="4304.6721" calcext:value-type="float">
            <text:p>4304.6721</text:p>
          </table:table-cell>
          <table:table-cell table:formula="of:=2*[.E85]+3*[.D85]" office:value-type="float" office:value="1259.712" calcext:value-type="float">
            <text:p>1259.712</text:p>
          </table:table-cell>
          <table:table-cell table:formula="of:=[.E85]+[.D85]+[.B85]*100+4000" office:value-type="float" office:value="5407.051" calcext:value-type="float">
            <text:p>5407.051</text:p>
          </table:table-cell>
          <table:table-cell table:formula="of:=[.C85]-[.G85]" office:value-type="float" office:value="4535.288" calcext:value-type="float">
            <text:p>4535.2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1" calcext:value-type="float">
            <text:p>10.1</text:p>
          </table:table-cell>
          <table:table-cell office:value-type="float" office:value="7716" calcext:value-type="float">
            <text:p>7716</text:p>
          </table:table-cell>
          <table:table-cell table:formula="of:=[.B86]*[.B86]" office:value-type="float" office:value="102.01" calcext:value-type="float">
            <text:p>102.01</text:p>
          </table:table-cell>
          <table:table-cell table:formula="of:=[.B86]*[.B86]*[.B86]" office:value-type="float" office:value="1030.301" calcext:value-type="float">
            <text:p>1030.301</text:p>
          </table:table-cell>
          <table:table-cell table:formula="of:=[.B86]*[.B86]*[.B86]*[.B86]" office:value-type="float" office:value="10406.0401" calcext:value-type="float">
            <text:p>10406.0401</text:p>
          </table:table-cell>
          <table:table-cell table:formula="of:=2*[.E86]+3*[.D86]" office:value-type="float" office:value="2366.632" calcext:value-type="float">
            <text:p>2366.632</text:p>
          </table:table-cell>
          <table:table-cell table:formula="of:=[.E86]+[.D86]+[.B86]*100+4000" office:value-type="float" office:value="6142.311" calcext:value-type="float">
            <text:p>6142.311</text:p>
          </table:table-cell>
          <table:table-cell table:formula="of:=[.C86]-[.G86]" office:value-type="float" office:value="5349.368" calcext:value-type="float">
            <text:p>5349.36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67" calcext:value-type="float">
            <text:p>6.67</text:p>
          </table:table-cell>
          <table:table-cell office:value-type="float" office:value="4696" calcext:value-type="float">
            <text:p>4696</text:p>
          </table:table-cell>
          <table:table-cell table:formula="of:=[.B87]*[.B87]" office:value-type="float" office:value="44.4889" calcext:value-type="float">
            <text:p>44.4889</text:p>
          </table:table-cell>
          <table:table-cell table:formula="of:=[.B87]*[.B87]*[.B87]" office:value-type="float" office:value="296.740963" calcext:value-type="float">
            <text:p>296.740963</text:p>
          </table:table-cell>
          <table:table-cell table:formula="of:=[.B87]*[.B87]*[.B87]*[.B87]" office:value-type="float" office:value="1979.26222321" calcext:value-type="float">
            <text:p>1979.26222321</text:p>
          </table:table-cell>
          <table:table-cell table:formula="of:=2*[.E87]+3*[.D87]" office:value-type="float" office:value="726.948626" calcext:value-type="float">
            <text:p>726.948626</text:p>
          </table:table-cell>
          <table:table-cell table:formula="of:=[.E87]+[.D87]+[.B87]*100+4000" office:value-type="float" office:value="5008.229863" calcext:value-type="float">
            <text:p>5008.229863</text:p>
          </table:table-cell>
          <table:table-cell table:formula="of:=[.C87]-[.G87]" office:value-type="float" office:value="3969.051374" calcext:value-type="float">
            <text:p>3969.05137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.05" calcext:value-type="float">
            <text:p>9.05</text:p>
          </table:table-cell>
          <table:table-cell office:value-type="float" office:value="8316" calcext:value-type="float">
            <text:p>8316</text:p>
          </table:table-cell>
          <table:table-cell table:formula="of:=[.B88]*[.B88]" office:value-type="float" office:value="81.9025" calcext:value-type="float">
            <text:p>81.9025</text:p>
          </table:table-cell>
          <table:table-cell table:formula="of:=[.B88]*[.B88]*[.B88]" office:value-type="float" office:value="741.217625" calcext:value-type="float">
            <text:p>741.217625</text:p>
          </table:table-cell>
          <table:table-cell table:formula="of:=[.B88]*[.B88]*[.B88]*[.B88]" office:value-type="float" office:value="6708.01950625" calcext:value-type="float">
            <text:p>6708.01950625</text:p>
          </table:table-cell>
          <table:table-cell table:formula="of:=2*[.E88]+3*[.D88]" office:value-type="float" office:value="1728.14275" calcext:value-type="float">
            <text:p>1728.14275</text:p>
          </table:table-cell>
          <table:table-cell table:formula="of:=[.E88]+[.D88]+[.B88]*100+4000" office:value-type="float" office:value="5728.120125" calcext:value-type="float">
            <text:p>5728.120125</text:p>
          </table:table-cell>
          <table:table-cell table:formula="of:=[.C88]-[.G88]" office:value-type="float" office:value="6587.85725" calcext:value-type="float">
            <text:p>6587.857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.93" calcext:value-type="float">
            <text:p>9.93</text:p>
          </table:table-cell>
          <table:table-cell office:value-type="float" office:value="7147" calcext:value-type="float">
            <text:p>7147</text:p>
          </table:table-cell>
          <table:table-cell table:formula="of:=[.B89]*[.B89]" office:value-type="float" office:value="98.6049" calcext:value-type="float">
            <text:p>98.6049</text:p>
          </table:table-cell>
          <table:table-cell table:formula="of:=[.B89]*[.B89]*[.B89]" office:value-type="float" office:value="979.146657" calcext:value-type="float">
            <text:p>979.146657</text:p>
          </table:table-cell>
          <table:table-cell table:formula="of:=[.B89]*[.B89]*[.B89]*[.B89]" office:value-type="float" office:value="9722.92630401" calcext:value-type="float">
            <text:p>9722.92630401</text:p>
          </table:table-cell>
          <table:table-cell table:formula="of:=2*[.E89]+3*[.D89]" office:value-type="float" office:value="2254.108014" calcext:value-type="float">
            <text:p>2254.108014</text:p>
          </table:table-cell>
          <table:table-cell table:formula="of:=[.E89]+[.D89]+[.B89]*100+4000" office:value-type="float" office:value="6070.751557" calcext:value-type="float">
            <text:p>6070.751557</text:p>
          </table:table-cell>
          <table:table-cell table:formula="of:=[.C89]-[.G89]" office:value-type="float" office:value="4892.891986" calcext:value-type="float">
            <text:p>4892.89198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.24" calcext:value-type="float">
            <text:p>8.24</text:p>
          </table:table-cell>
          <table:table-cell office:value-type="float" office:value="8880" calcext:value-type="float">
            <text:p>8880</text:p>
          </table:table-cell>
          <table:table-cell table:formula="of:=[.B90]*[.B90]" office:value-type="float" office:value="67.8976" calcext:value-type="float">
            <text:p>67.8976</text:p>
          </table:table-cell>
          <table:table-cell table:formula="of:=[.B90]*[.B90]*[.B90]" office:value-type="float" office:value="559.476224" calcext:value-type="float">
            <text:p>559.476224</text:p>
          </table:table-cell>
          <table:table-cell table:formula="of:=[.B90]*[.B90]*[.B90]*[.B90]" office:value-type="float" office:value="4610.08408576" calcext:value-type="float">
            <text:p>4610.08408576</text:p>
          </table:table-cell>
          <table:table-cell table:formula="of:=2*[.E90]+3*[.D90]" office:value-type="float" office:value="1322.645248" calcext:value-type="float">
            <text:p>1322.645248</text:p>
          </table:table-cell>
          <table:table-cell table:formula="of:=[.E90]+[.D90]+[.B90]*100+4000" office:value-type="float" office:value="5451.373824" calcext:value-type="float">
            <text:p>5451.373824</text:p>
          </table:table-cell>
          <table:table-cell table:formula="of:=[.C90]-[.G90]" office:value-type="float" office:value="7557.354752" calcext:value-type="float">
            <text:p>7557.3547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92" calcext:value-type="float">
            <text:p>6.92</text:p>
          </table:table-cell>
          <table:table-cell office:value-type="float" office:value="5299" calcext:value-type="float">
            <text:p>5299</text:p>
          </table:table-cell>
          <table:table-cell table:formula="of:=[.B91]*[.B91]" office:value-type="float" office:value="47.8864" calcext:value-type="float">
            <text:p>47.8864</text:p>
          </table:table-cell>
          <table:table-cell table:formula="of:=[.B91]*[.B91]*[.B91]" office:value-type="float" office:value="331.373888" calcext:value-type="float">
            <text:p>331.373888</text:p>
          </table:table-cell>
          <table:table-cell table:formula="of:=[.B91]*[.B91]*[.B91]*[.B91]" office:value-type="float" office:value="2293.10730496" calcext:value-type="float">
            <text:p>2293.10730496</text:p>
          </table:table-cell>
          <table:table-cell table:formula="of:=2*[.E91]+3*[.D91]" office:value-type="float" office:value="806.406976" calcext:value-type="float">
            <text:p>806.406976</text:p>
          </table:table-cell>
          <table:table-cell table:formula="of:=[.E91]+[.D91]+[.B91]*100+4000" office:value-type="float" office:value="5071.260288" calcext:value-type="float">
            <text:p>5071.260288</text:p>
          </table:table-cell>
          <table:table-cell table:formula="of:=[.C91]-[.G91]" office:value-type="float" office:value="4492.593024" calcext:value-type="float">
            <text:p>4492.59302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6" calcext:value-type="float">
            <text:p>6.6</text:p>
          </table:table-cell>
          <table:table-cell office:value-type="float" office:value="5959" calcext:value-type="float">
            <text:p>5959</text:p>
          </table:table-cell>
          <table:table-cell table:formula="of:=[.B92]*[.B92]" office:value-type="float" office:value="43.56" calcext:value-type="float">
            <text:p>43.56</text:p>
          </table:table-cell>
          <table:table-cell table:formula="of:=[.B92]*[.B92]*[.B92]" office:value-type="float" office:value="287.496" calcext:value-type="float">
            <text:p>287.496</text:p>
          </table:table-cell>
          <table:table-cell table:formula="of:=[.B92]*[.B92]*[.B92]*[.B92]" office:value-type="float" office:value="1897.4736" calcext:value-type="float">
            <text:p>1897.4736</text:p>
          </table:table-cell>
          <table:table-cell table:formula="of:=2*[.E92]+3*[.D92]" office:value-type="float" office:value="705.672" calcext:value-type="float">
            <text:p>705.672</text:p>
          </table:table-cell>
          <table:table-cell table:formula="of:=[.E92]+[.D92]+[.B92]*100+4000" office:value-type="float" office:value="4991.056" calcext:value-type="float">
            <text:p>4991.056</text:p>
          </table:table-cell>
          <table:table-cell table:formula="of:=[.C92]-[.G92]" office:value-type="float" office:value="5253.328" calcext:value-type="float">
            <text:p>5253.3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.81" calcext:value-type="float">
            <text:p>7.81</text:p>
          </table:table-cell>
          <table:table-cell office:value-type="float" office:value="4549" calcext:value-type="float">
            <text:p>4549</text:p>
          </table:table-cell>
          <table:table-cell table:formula="of:=[.B93]*[.B93]" office:value-type="float" office:value="60.9961" calcext:value-type="float">
            <text:p>60.9961</text:p>
          </table:table-cell>
          <table:table-cell table:formula="of:=[.B93]*[.B93]*[.B93]" office:value-type="float" office:value="476.379541" calcext:value-type="float">
            <text:p>476.379541</text:p>
          </table:table-cell>
          <table:table-cell table:formula="of:=[.B93]*[.B93]*[.B93]*[.B93]" office:value-type="float" office:value="3720.52421521" calcext:value-type="float">
            <text:p>3720.52421521</text:p>
          </table:table-cell>
          <table:table-cell table:formula="of:=2*[.E93]+3*[.D93]" office:value-type="float" office:value="1135.747382" calcext:value-type="float">
            <text:p>1135.747382</text:p>
          </table:table-cell>
          <table:table-cell table:formula="of:=[.E93]+[.D93]+[.B93]*100+4000" office:value-type="float" office:value="5318.375641" calcext:value-type="float">
            <text:p>5318.375641</text:p>
          </table:table-cell>
          <table:table-cell table:formula="of:=[.C93]-[.G93]" office:value-type="float" office:value="3413.252618" calcext:value-type="float">
            <text:p>3413.2526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.33" calcext:value-type="float">
            <text:p>8.33</text:p>
          </table:table-cell>
          <table:table-cell office:value-type="float" office:value="6928" calcext:value-type="float">
            <text:p>6928</text:p>
          </table:table-cell>
          <table:table-cell table:formula="of:=[.B94]*[.B94]" office:value-type="float" office:value="69.3889" calcext:value-type="float">
            <text:p>69.3889</text:p>
          </table:table-cell>
          <table:table-cell table:formula="of:=[.B94]*[.B94]*[.B94]" office:value-type="float" office:value="578.009537" calcext:value-type="float">
            <text:p>578.009537</text:p>
          </table:table-cell>
          <table:table-cell table:formula="of:=[.B94]*[.B94]*[.B94]*[.B94]" office:value-type="float" office:value="4814.81944321" calcext:value-type="float">
            <text:p>4814.81944321</text:p>
          </table:table-cell>
          <table:table-cell table:formula="of:=2*[.E94]+3*[.D94]" office:value-type="float" office:value="1364.185774" calcext:value-type="float">
            <text:p>1364.185774</text:p>
          </table:table-cell>
          <table:table-cell table:formula="of:=[.E94]+[.D94]+[.B94]*100+4000" office:value-type="float" office:value="5480.398437" calcext:value-type="float">
            <text:p>5480.398437</text:p>
          </table:table-cell>
          <table:table-cell table:formula="of:=[.C94]-[.G94]" office:value-type="float" office:value="5563.814226" calcext:value-type="float">
            <text:p>5563.81422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52" calcext:value-type="float">
            <text:p>7.52</text:p>
          </table:table-cell>
          <table:table-cell office:value-type="float" office:value="3910" calcext:value-type="float">
            <text:p>3910</text:p>
          </table:table-cell>
          <table:table-cell table:formula="of:=[.B95]*[.B95]" office:value-type="float" office:value="56.5504" calcext:value-type="float">
            <text:p>56.5504</text:p>
          </table:table-cell>
          <table:table-cell table:formula="of:=[.B95]*[.B95]*[.B95]" office:value-type="float" office:value="425.259008" calcext:value-type="float">
            <text:p>425.259008</text:p>
          </table:table-cell>
          <table:table-cell table:formula="of:=[.B95]*[.B95]*[.B95]*[.B95]" office:value-type="float" office:value="3197.94774016" calcext:value-type="float">
            <text:p>3197.94774016</text:p>
          </table:table-cell>
          <table:table-cell table:formula="of:=2*[.E95]+3*[.D95]" office:value-type="float" office:value="1020.169216" calcext:value-type="float">
            <text:p>1020.169216</text:p>
          </table:table-cell>
          <table:table-cell table:formula="of:=[.E95]+[.D95]+[.B95]*100+4000" office:value-type="float" office:value="5233.809408" calcext:value-type="float">
            <text:p>5233.809408</text:p>
          </table:table-cell>
          <table:table-cell table:formula="of:=[.C95]-[.G95]" office:value-type="float" office:value="2889.830784" calcext:value-type="float">
            <text:p>2889.83078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.27" calcext:value-type="float">
            <text:p>12.27</text:p>
          </table:table-cell>
          <table:table-cell office:value-type="float" office:value="14032" calcext:value-type="float">
            <text:p>14032</text:p>
          </table:table-cell>
          <table:table-cell table:formula="of:=[.B96]*[.B96]" office:value-type="float" office:value="150.5529" calcext:value-type="float">
            <text:p>150.5529</text:p>
          </table:table-cell>
          <table:table-cell table:formula="of:=[.B96]*[.B96]*[.B96]" office:value-type="float" office:value="1847.284083" calcext:value-type="float">
            <text:p>1847.284083</text:p>
          </table:table-cell>
          <table:table-cell table:formula="of:=[.B96]*[.B96]*[.B96]*[.B96]" office:value-type="float" office:value="22666.17569841" calcext:value-type="float">
            <text:p>22666.17569841</text:p>
          </table:table-cell>
          <table:table-cell table:formula="of:=2*[.E96]+3*[.D96]" office:value-type="float" office:value="4146.226866" calcext:value-type="float">
            <text:p>4146.226866</text:p>
          </table:table-cell>
          <table:table-cell table:formula="of:=[.E96]+[.D96]+[.B96]*100+4000" office:value-type="float" office:value="7224.836983" calcext:value-type="float">
            <text:p>7224.836983</text:p>
          </table:table-cell>
          <table:table-cell table:formula="of:=[.C96]-[.G96]" office:value-type="float" office:value="9885.773134" calcext:value-type="float">
            <text:p>9885.77313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49" calcext:value-type="float">
            <text:p>8.49</text:p>
          </table:table-cell>
          <table:table-cell office:value-type="float" office:value="8845" calcext:value-type="float">
            <text:p>8845</text:p>
          </table:table-cell>
          <table:table-cell table:formula="of:=[.B97]*[.B97]" office:value-type="float" office:value="72.0801" calcext:value-type="float">
            <text:p>72.0801</text:p>
          </table:table-cell>
          <table:table-cell table:formula="of:=[.B97]*[.B97]*[.B97]" office:value-type="float" office:value="611.960049" calcext:value-type="float">
            <text:p>611.960049</text:p>
          </table:table-cell>
          <table:table-cell table:formula="of:=[.B97]*[.B97]*[.B97]*[.B97]" office:value-type="float" office:value="5195.54081601" calcext:value-type="float">
            <text:p>5195.54081601</text:p>
          </table:table-cell>
          <table:table-cell table:formula="of:=2*[.E97]+3*[.D97]" office:value-type="float" office:value="1440.160398" calcext:value-type="float">
            <text:p>1440.160398</text:p>
          </table:table-cell>
          <table:table-cell table:formula="of:=[.E97]+[.D97]+[.B97]*100+4000" office:value-type="float" office:value="5533.040149" calcext:value-type="float">
            <text:p>5533.040149</text:p>
          </table:table-cell>
          <table:table-cell table:formula="of:=[.C97]-[.G97]" office:value-type="float" office:value="7404.839602" calcext:value-type="float">
            <text:p>7404.8396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.58" calcext:value-type="float">
            <text:p>7.58</text:p>
          </table:table-cell>
          <table:table-cell office:value-type="float" office:value="5562" calcext:value-type="float">
            <text:p>5562</text:p>
          </table:table-cell>
          <table:table-cell table:formula="of:=[.B98]*[.B98]" office:value-type="float" office:value="57.4564" calcext:value-type="float">
            <text:p>57.4564</text:p>
          </table:table-cell>
          <table:table-cell table:formula="of:=[.B98]*[.B98]*[.B98]" office:value-type="float" office:value="435.519512" calcext:value-type="float">
            <text:p>435.519512</text:p>
          </table:table-cell>
          <table:table-cell table:formula="of:=[.B98]*[.B98]*[.B98]*[.B98]" office:value-type="float" office:value="3301.23790096" calcext:value-type="float">
            <text:p>3301.23790096</text:p>
          </table:table-cell>
          <table:table-cell table:formula="of:=2*[.E98]+3*[.D98]" office:value-type="float" office:value="1043.408224" calcext:value-type="float">
            <text:p>1043.408224</text:p>
          </table:table-cell>
          <table:table-cell table:formula="of:=[.E98]+[.D98]+[.B98]*100+4000" office:value-type="float" office:value="5250.975912" calcext:value-type="float">
            <text:p>5250.975912</text:p>
          </table:table-cell>
          <table:table-cell table:formula="of:=[.C98]-[.G98]" office:value-type="float" office:value="4518.591776" calcext:value-type="float">
            <text:p>4518.5917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.93" calcext:value-type="float">
            <text:p>7.93</text:p>
          </table:table-cell>
          <table:table-cell office:value-type="float" office:value="4224" calcext:value-type="float">
            <text:p>4224</text:p>
          </table:table-cell>
          <table:table-cell table:formula="of:=[.B99]*[.B99]" office:value-type="float" office:value="62.8849" calcext:value-type="float">
            <text:p>62.8849</text:p>
          </table:table-cell>
          <table:table-cell table:formula="of:=[.B99]*[.B99]*[.B99]" office:value-type="float" office:value="498.677257" calcext:value-type="float">
            <text:p>498.677257</text:p>
          </table:table-cell>
          <table:table-cell table:formula="of:=[.B99]*[.B99]*[.B99]*[.B99]" office:value-type="float" office:value="3954.51064801" calcext:value-type="float">
            <text:p>3954.51064801</text:p>
          </table:table-cell>
          <table:table-cell table:formula="of:=2*[.E99]+3*[.D99]" office:value-type="float" office:value="1186.009214" calcext:value-type="float">
            <text:p>1186.009214</text:p>
          </table:table-cell>
          <table:table-cell table:formula="of:=[.E99]+[.D99]+[.B99]*100+4000" office:value-type="float" office:value="5354.562157" calcext:value-type="float">
            <text:p>5354.562157</text:p>
          </table:table-cell>
          <table:table-cell table:formula="of:=[.C99]-[.G99]" office:value-type="float" office:value="3037.990786" calcext:value-type="float">
            <text:p>3037.99078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.37" calcext:value-type="float">
            <text:p>8.37</text:p>
          </table:table-cell>
          <table:table-cell office:value-type="float" office:value="4753" calcext:value-type="float">
            <text:p>4753</text:p>
          </table:table-cell>
          <table:table-cell table:formula="of:=[.B100]*[.B100]" office:value-type="float" office:value="70.0569" calcext:value-type="float">
            <text:p>70.0569</text:p>
          </table:table-cell>
          <table:table-cell table:formula="of:=[.B100]*[.B100]*[.B100]" office:value-type="float" office:value="586.376253" calcext:value-type="float">
            <text:p>586.376253</text:p>
          </table:table-cell>
          <table:table-cell table:formula="of:=[.B100]*[.B100]*[.B100]*[.B100]" office:value-type="float" office:value="4907.96923761" calcext:value-type="float">
            <text:p>4907.96923761</text:p>
          </table:table-cell>
          <table:table-cell table:formula="of:=2*[.E100]+3*[.D100]" office:value-type="float" office:value="1382.923206" calcext:value-type="float">
            <text:p>1382.923206</text:p>
          </table:table-cell>
          <table:table-cell table:formula="of:=[.E100]+[.D100]+[.B100]*100+4000" office:value-type="float" office:value="5493.433153" calcext:value-type="float">
            <text:p>5493.433153</text:p>
          </table:table-cell>
          <table:table-cell table:formula="of:=[.C100]-[.G100]" office:value-type="float" office:value="3370.076794" calcext:value-type="float">
            <text:p>3370.0767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462" calcext:value-type="float">
            <text:p>6462</text:p>
          </table:table-cell>
          <table:table-cell table:formula="of:=[.B101]*[.B101]" office:value-type="float" office:value="100" calcext:value-type="float">
            <text:p>100</text:p>
          </table:table-cell>
          <table:table-cell table:formula="of:=[.B101]*[.B101]*[.B101]" office:value-type="float" office:value="1000" calcext:value-type="float">
            <text:p>1000</text:p>
          </table:table-cell>
          <table:table-cell table:formula="of:=[.B101]*[.B101]*[.B101]*[.B101]" office:value-type="float" office:value="10000" calcext:value-type="float">
            <text:p>10000</text:p>
          </table:table-cell>
          <table:table-cell table:formula="of:=2*[.E101]+3*[.D101]" office:value-type="float" office:value="2300" calcext:value-type="float">
            <text:p>2300</text:p>
          </table:table-cell>
          <table:table-cell table:formula="of:=[.E101]+[.D101]+[.B101]*100+4000" office:value-type="float" office:value="6100" calcext:value-type="float">
            <text:p>6100</text:p>
          </table:table-cell>
          <table:table-cell table:formula="of:=[.C101]-[.G101]" office:value-type="float" office:value="4162" calcext:value-type="float">
            <text:p>416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.55" calcext:value-type="float">
            <text:p>8.55</text:p>
          </table:table-cell>
          <table:table-cell office:value-type="float" office:value="3617" calcext:value-type="float">
            <text:p>3617</text:p>
          </table:table-cell>
          <table:table-cell table:formula="of:=[.B102]*[.B102]" office:value-type="float" office:value="73.1025" calcext:value-type="float">
            <text:p>73.1025</text:p>
          </table:table-cell>
          <table:table-cell table:formula="of:=[.B102]*[.B102]*[.B102]" office:value-type="float" office:value="625.026375" calcext:value-type="float">
            <text:p>625.026375</text:p>
          </table:table-cell>
          <table:table-cell table:formula="of:=[.B102]*[.B102]*[.B102]*[.B102]" office:value-type="float" office:value="5343.97550625" calcext:value-type="float">
            <text:p>5343.97550625</text:p>
          </table:table-cell>
          <table:table-cell table:formula="of:=2*[.E102]+3*[.D102]" office:value-type="float" office:value="1469.36025" calcext:value-type="float">
            <text:p>1469.36025</text:p>
          </table:table-cell>
          <table:table-cell table:formula="of:=[.E102]+[.D102]+[.B102]*100+4000" office:value-type="float" office:value="5553.128875" calcext:value-type="float">
            <text:p>5553.128875</text:p>
          </table:table-cell>
          <table:table-cell table:formula="of:=[.C102]-[.G102]" office:value-type="float" office:value="2147.63975" calcext:value-type="float">
            <text:p>2147.639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21:02:28.6179313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8:52:45.316541773</meta:creation-date>
    <dc:date>2017-04-08T22:14:48.275061645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917" meta:object-count="0"/>
  </office:meta>
</office:document-meta>
</file>